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fo:margin-top="0in" fo:margin-bottom="0.1965in" style:contextual-spacing="false"/>
    </style:style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Preformatted_20_Text" style:list-style-name="L7"/>
    <style:style style:name="P17" style:family="paragraph" style:parent-style-name="Preformatted_20_Text" style:list-style-name="L7">
      <style:paragraph-properties fo:margin-top="0in" fo:margin-bottom="0.1965in" style:contextual-spacing="false"/>
    </style:style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Preformatted_20_Text" style:list-style-name="L12"/>
    <style:style style:name="P29" style:family="paragraph" style:parent-style-name="Preformatted_20_Text" style:list-style-name="L12">
      <style:paragraph-properties fo:margin-top="0in" fo:margin-bottom="0.1965in" style:contextual-spacing="false"/>
    </style:style>
    <style:style style:name="P30" style:family="paragraph" style:parent-style-name="Text_20_body" style:list-style-name="L13"/>
    <style:style style:name="P31" style:family="paragraph" style:parent-style-name="Preformatted_20_Text" style:list-style-name="L13"/>
    <style:style style:name="P32" style:family="paragraph" style:parent-style-name="Preformatted_20_Text" style:list-style-name="L13">
      <style:paragraph-properties fo:margin-top="0in" fo:margin-bottom="0.1965in" style:contextual-spacing="false"/>
    </style:style>
    <style:style style:name="P33" style:family="paragraph" style:parent-style-name="Text_20_body" style:list-style-name="L14"/>
    <style:style style:name="P34" style:family="paragraph" style:parent-style-name="Preformatted_20_Text" style:list-style-name="L14"/>
    <style:style style:name="P35" style:family="paragraph" style:parent-style-name="Preformatted_20_Text" style:list-style-name="L14">
      <style:paragraph-properties fo:margin-top="0in" fo:margin-bottom="0.1965in" style:contextual-spacing="false"/>
    </style:style>
    <style:style style:name="P36" style:family="paragraph" style:parent-style-name="Text_20_body" style:list-style-name="L15">
      <style:paragraph-properties fo:margin-top="0in" fo:margin-bottom="0in" style:contextual-spacing="false"/>
    </style:style>
    <style:style style:name="P37" style:family="paragraph" style:parent-style-name="Text_20_body" style:list-style-name="L15"/>
    <style:style style:name="P38" style:family="paragraph" style:parent-style-name="Preformatted_20_Text" style:list-style-name="L15"/>
    <style:style style:name="P39" style:family="paragraph" style:parent-style-name="Preformatted_20_Text" style:list-style-name="L15">
      <style:paragraph-properties fo:margin-top="0in" fo:margin-bottom="0.1965in" style:contextual-spacing="false"/>
    </style:style>
    <style:style style:name="P40" style:family="paragraph" style:parent-style-name="Text_20_body" style:list-style-name="L16"/>
    <style:style style:name="P41" style:family="paragraph" style:parent-style-name="Preformatted_20_Text" style:list-style-name="L16"/>
    <style:style style:name="P42" style:family="paragraph" style:parent-style-name="Preformatted_20_Text" style:list-style-name="L16">
      <style:paragraph-properties fo:margin-top="0in" fo:margin-bottom="0.1965in" style:contextual-spacing="false"/>
    </style:style>
    <style:style style:name="P43" style:family="paragraph" style:parent-style-name="Text_20_body" style:list-style-name="L17"/>
    <style:style style:name="P44" style:family="paragraph" style:parent-style-name="Preformatted_20_Text" style:list-style-name="L17"/>
    <style:style style:name="P45" style:family="paragraph" style:parent-style-name="Preformatted_20_Text" style:list-style-name="L17">
      <style:paragraph-properties fo:margin-top="0in" fo:margin-bottom="0.1965in" style:contextual-spacing="false"/>
    </style:style>
    <style:style style:name="P46" style:family="paragraph" style:parent-style-name="Text_20_body" style:list-style-name="L18"/>
    <style:style style:name="P47" style:family="paragraph" style:parent-style-name="Preformatted_20_Text" style:list-style-name="L18"/>
    <style:style style:name="P48" style:family="paragraph" style:parent-style-name="Preformatted_20_Text" style:list-style-name="L18">
      <style:paragraph-properties fo:margin-top="0in" fo:margin-bottom="0.1965in" style:contextual-spacing="false"/>
    </style:style>
    <style:style style:name="P49" style:family="paragraph" style:parent-style-name="Text_20_body" style:list-style-name="L19">
      <style:paragraph-properties fo:margin-top="0in" fo:margin-bottom="0in" style:contextual-spacing="false"/>
    </style:style>
    <style:style style:name="P50" style:family="paragraph" style:parent-style-name="Text_20_body" style:list-style-name="L19"/>
    <style:style style:name="P51" style:family="paragraph" style:parent-style-name="Preformatted_20_Text" style:list-style-name="L19"/>
    <style:style style:name="P52" style:family="paragraph" style:parent-style-name="Preformatted_20_Text" style:list-style-name="L19">
      <style:paragraph-properties fo:margin-top="0in" fo:margin-bottom="0.1965in" style:contextual-spacing="false"/>
    </style:style>
    <style:style style:name="P53" style:family="paragraph" style:parent-style-name="Text_20_body" style:list-style-name="L20">
      <style:paragraph-properties fo:margin-top="0in" fo:margin-bottom="0in" style:contextual-spacing="false"/>
    </style:style>
    <style:style style:name="P54" style:family="paragraph" style:parent-style-name="Text_20_body" style:list-style-name="L20"/>
    <style:style style:name="P55" style:family="paragraph" style:parent-style-name="Text_20_body" style:list-style-name="L21"/>
    <style:style style:name="P56" style:family="paragraph" style:parent-style-name="Preformatted_20_Text" style:list-style-name="L21"/>
    <style:style style:name="P57" style:family="paragraph" style:parent-style-name="Preformatted_20_Text" style:list-style-name="L21">
      <style:paragraph-properties fo:margin-top="0in" fo:margin-bottom="0.1965in" style:contextual-spacing="false"/>
    </style:style>
    <style:style style:name="P58" style:family="paragraph" style:parent-style-name="Text_20_body" style:list-style-name="L21">
      <style:paragraph-properties fo:margin-top="0in" fo:margin-bottom="0in" style:contextual-spacing="false"/>
    </style:style>
    <style:style style:name="P59" style:family="paragraph" style:parent-style-name="Text_20_body" style:list-style-name="L22">
      <style:paragraph-properties fo:margin-top="0in" fo:margin-bottom="0in" style:contextual-spacing="false"/>
    </style:style>
    <style:style style:name="P60" style:family="paragraph" style:parent-style-name="Text_20_body" style:list-style-name="L22"/>
    <style:style style:name="P61" style:family="paragraph" style:parent-style-name="Text_20_body" style:list-style-name="L23">
      <style:paragraph-properties fo:margin-top="0in" fo:margin-bottom="0in" style:contextual-spacing="false"/>
    </style:style>
    <style:style style:name="P62" style:family="paragraph" style:parent-style-name="Text_20_body" style:list-style-name="L23"/>
    <style:style style:name="P63" style:family="paragraph" style:parent-style-name="Text_20_body" style:list-style-name="L24">
      <style:paragraph-properties fo:margin-top="0in" fo:margin-bottom="0in" style:contextual-spacing="false"/>
    </style:style>
    <style:style style:name="P64" style:family="paragraph" style:parent-style-name="Text_20_body" style:list-style-name="L24"/>
    <style:style style:name="P65" style:family="paragraph" style:parent-style-name="Preformatted_20_Text">
      <style:paragraph-properties fo:margin-top="0in" fo:margin-bottom="0.1965in" style:contextual-spacing="false"/>
    </style:style>
    <style:style style:name="P66" style:family="paragraph" style:parent-style-name="Text_20_body" style:list-style-name="L25"/>
    <style:style style:name="P67" style:family="paragraph" style:parent-style-name="Text_20_body" style:list-style-name="L26"/>
    <style:style style:name="P68" style:family="paragraph" style:parent-style-name="Text_20_body" style:list-style-name="L27"/>
    <style:style style:name="P69" style:family="paragraph" style:parent-style-name="Preformatted_20_Text" style:list-style-name="L27"/>
    <style:style style:name="P70" style:family="paragraph" style:parent-style-name="Preformatted_20_Text" style:list-style-name="L27">
      <style:paragraph-properties fo:margin-top="0in" fo:margin-bottom="0.1965in" style:contextual-spacing="false"/>
    </style:style>
    <style:style style:name="P71" style:family="paragraph" style:parent-style-name="Text_20_body" style:list-style-name="L28"/>
    <style:style style:name="P72" style:family="paragraph" style:parent-style-name="Preformatted_20_Text" style:list-style-name="L28"/>
    <style:style style:name="P73" style:family="paragraph" style:parent-style-name="Preformatted_20_Text" style:list-style-name="L28">
      <style:paragraph-properties fo:margin-top="0in" fo:margin-bottom="0.1965in" style:contextual-spacing="false"/>
    </style:style>
    <style:style style:name="P74" style:family="paragraph" style:parent-style-name="Text_20_body" style:list-style-name="L29"/>
    <style:style style:name="P75" style:family="paragraph" style:parent-style-name="Preformatted_20_Text" style:list-style-name="L29"/>
    <style:style style:name="P76" style:family="paragraph" style:parent-style-name="Preformatted_20_Text" style:list-style-name="L29">
      <style:paragraph-properties fo:margin-top="0in" fo:margin-bottom="0.1965in" style:contextual-spacing="false"/>
    </style:style>
    <style:style style:name="P77" style:family="paragraph" style:parent-style-name="Text_20_body" style:list-style-name="L30"/>
    <style:style style:name="P78" style:family="paragraph" style:parent-style-name="Preformatted_20_Text" style:list-style-name="L30"/>
    <style:style style:name="P79" style:family="paragraph" style:parent-style-name="Preformatted_20_Text" style:list-style-name="L30">
      <style:paragraph-properties fo:margin-top="0in" fo:margin-bottom="0.1965in" style:contextual-spacing="false"/>
    </style:style>
    <style:style style:name="P80" style:family="paragraph" style:parent-style-name="Text_20_body" style:list-style-name="L30">
      <style:paragraph-properties fo:margin-top="0in" fo:margin-bottom="0in" style:contextual-spacing="false"/>
    </style:style>
    <style:style style:name="P81" style:family="paragraph" style:parent-style-name="Text_20_body" style:list-style-name="L31"/>
    <style:style style:name="P82" style:family="paragraph" style:parent-style-name="Text_20_body" style:list-style-name="L32">
      <style:paragraph-properties fo:margin-top="0in" fo:margin-bottom="0in" style:contextual-spacing="false"/>
    </style:style>
    <style:style style:name="P83" style:family="paragraph" style:parent-style-name="Text_20_body" style:list-style-name="L32"/>
    <style:style style:name="P84" style:family="paragraph" style:parent-style-name="Text_20_body" style:list-style-name="L33">
      <style:paragraph-properties fo:margin-top="0in" fo:margin-bottom="0in" style:contextual-spacing="false"/>
    </style:style>
    <style:style style:name="P85" style:family="paragraph" style:parent-style-name="Text_20_body" style:list-style-name="L33"/>
    <style:style style:name="P86" style:family="paragraph" style:parent-style-name="Text_20_body" style:list-style-name="L34">
      <style:paragraph-properties fo:margin-top="0in" fo:margin-bottom="0in" style:contextual-spacing="false"/>
    </style:style>
    <style:style style:name="P87" style:family="paragraph" style:parent-style-name="Text_20_body" style:list-style-name="L34"/>
    <style:style style:name="P88" style:family="paragraph" style:parent-style-name="Text_20_body" style:list-style-name="L35">
      <style:paragraph-properties fo:margin-top="0in" fo:margin-bottom="0in" style:contextual-spacing="false"/>
    </style:style>
    <style:style style:name="P89" style:family="paragraph" style:parent-style-name="Text_20_body" style:list-style-name="L35"/>
    <style:style style:name="P90" style:family="paragraph" style:parent-style-name="Text_20_body" style:list-style-name="L36">
      <style:paragraph-properties fo:margin-top="0in" fo:margin-bottom="0in" style:contextual-spacing="false"/>
    </style:style>
    <style:style style:name="P91" style:family="paragraph" style:parent-style-name="Text_20_body" style:list-style-name="L36"/>
    <style:style style:name="P92" style:family="paragraph" style:parent-style-name="Text_20_body" style:list-style-name="L37"/>
    <style:style style:name="P93" style:family="paragraph" style:parent-style-name="Text_20_body" style:list-style-name="L37">
      <style:paragraph-properties fo:margin-top="0in" fo:margin-bottom="0in" style:contextual-spacing="false"/>
    </style:style>
    <style:style style:name="P94" style:family="paragraph" style:parent-style-name="Preformatted_20_Text" style:list-style-name="L37"/>
    <style:style style:name="P95" style:family="paragraph" style:parent-style-name="Preformatted_20_Text" style:list-style-name="L37">
      <style:paragraph-properties fo:margin-top="0in" fo:margin-bottom="0.1965in" style:contextual-spacing="false"/>
    </style:style>
    <style:style style:name="P96" style:family="paragraph" style:parent-style-name="Text_20_body" style:list-style-name="L38"/>
    <style:style style:name="P97" style:family="paragraph" style:parent-style-name="Preformatted_20_Text" style:list-style-name="L38"/>
    <style:style style:name="P98" style:family="paragraph" style:parent-style-name="Preformatted_20_Text" style:list-style-name="L38">
      <style:paragraph-properties fo:margin-top="0in" fo:margin-bottom="0.1965in" style:contextual-spacing="false"/>
    </style:style>
    <style:style style:name="P99" style:family="paragraph" style:parent-style-name="Text_20_body" style:list-style-name="L39"/>
    <style:style style:name="P100" style:family="paragraph" style:parent-style-name="Preformatted_20_Text" style:list-style-name="L39"/>
    <style:style style:name="P101" style:family="paragraph" style:parent-style-name="Preformatted_20_Text" style:list-style-name="L39">
      <style:paragraph-properties fo:margin-top="0in" fo:margin-bottom="0.1965in" style:contextual-spacing="false"/>
    </style:style>
    <style:style style:name="P102" style:family="paragraph" style:parent-style-name="Text_20_body" style:list-style-name="L40"/>
    <style:style style:name="P103" style:family="paragraph" style:parent-style-name="Preformatted_20_Text" style:list-style-name="L40"/>
    <style:style style:name="P104" style:family="paragraph" style:parent-style-name="Preformatted_20_Text" style:list-style-name="L40">
      <style:paragraph-properties fo:margin-top="0in" fo:margin-bottom="0.1965in" style:contextual-spacing="false"/>
    </style:style>
    <style:style style:name="P105" style:family="paragraph" style:parent-style-name="Text_20_body" style:list-style-name="L41"/>
    <style:style style:name="P106" style:family="paragraph" style:parent-style-name="Preformatted_20_Text" style:list-style-name="L41"/>
    <style:style style:name="P107" style:family="paragraph" style:parent-style-name="Preformatted_20_Text" style:list-style-name="L41">
      <style:paragraph-properties fo:margin-top="0in" fo:margin-bottom="0.1965in" style:contextual-spacing="false"/>
    </style:style>
    <style:style style:name="P108" style:family="paragraph" style:parent-style-name="Text_20_body" style:list-style-name="L42">
      <style:paragraph-properties fo:margin-top="0in" fo:margin-bottom="0in" style:contextual-spacing="false"/>
    </style:style>
    <style:style style:name="P109" style:family="paragraph" style:parent-style-name="Text_20_body" style:list-style-name="L42"/>
    <style:style style:name="P110" style:family="paragraph" style:parent-style-name="Preformatted_20_Text" style:list-style-name="L42"/>
    <style:style style:name="P111" style:family="paragraph" style:parent-style-name="Preformatted_20_Text" style:list-style-name="L42">
      <style:paragraph-properties fo:margin-top="0in" fo:margin-bottom="0.1965in" style:contextual-spacing="false"/>
    </style:style>
    <style:style style:name="P112" style:family="paragraph" style:parent-style-name="Text_20_body" style:list-style-name="L43"/>
    <style:style style:name="P113" style:family="paragraph" style:parent-style-name="Preformatted_20_Text" style:list-style-name="L43"/>
    <style:style style:name="P114" style:family="paragraph" style:parent-style-name="Preformatted_20_Text" style:list-style-name="L43">
      <style:paragraph-properties fo:margin-top="0in" fo:margin-bottom="0.1965in" style:contextual-spacing="false"/>
    </style:style>
    <style:style style:name="P115" style:family="paragraph" style:parent-style-name="Text_20_body" style:list-style-name="L44">
      <style:paragraph-properties fo:margin-top="0in" fo:margin-bottom="0in" style:contextual-spacing="false"/>
    </style:style>
    <style:style style:name="P116" style:family="paragraph" style:parent-style-name="Text_20_body" style:list-style-name="L44"/>
    <style:style style:name="P117" style:family="paragraph" style:parent-style-name="Text_20_body" style:list-style-name="L45">
      <style:paragraph-properties fo:margin-top="0in" fo:margin-bottom="0in" style:contextual-spacing="false"/>
    </style:style>
    <style:style style:name="P118" style:family="paragraph" style:parent-style-name="Text_20_body" style:list-style-name="L45"/>
    <style:style style:name="P119" style:family="paragraph" style:parent-style-name="Text_20_body" style:list-style-name="L46">
      <style:paragraph-properties fo:margin-top="0in" fo:margin-bottom="0in" style:contextual-spacing="false"/>
    </style:style>
    <style:style style:name="P120" style:family="paragraph" style:parent-style-name="Text_20_body" style:list-style-name="L46"/>
    <style:style style:name="P121" style:family="paragraph" style:parent-style-name="Text_20_body" style:list-style-name="L47">
      <style:paragraph-properties fo:margin-top="0in" fo:margin-bottom="0in" style:contextual-spacing="false"/>
    </style:style>
    <style:style style:name="P122" style:family="paragraph" style:parent-style-name="Text_20_body" style:list-style-name="L47"/>
    <style:style style:name="P123" style:family="paragraph" style:parent-style-name="Text_20_body" style:list-style-name="L48">
      <style:paragraph-properties fo:margin-top="0in" fo:margin-bottom="0in" style:contextual-spacing="false"/>
    </style:style>
    <style:style style:name="P124" style:family="paragraph" style:parent-style-name="Text_20_body" style:list-style-name="L4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Lecture Plan: Essential Basics of HTML, CSS, and Git</text:span></text:h>
      <text:p text:style-name="Text_20_body"><text:span text:style-name="Strong_20_Emphasis">Duration:</text:span> 2 Hours</text:p>
      <text:p text:style-name="Text_20_body"><text:span text:style-name="Strong_20_Emphasis">Audience:</text:span> Students with non-tech backgrounds who have not yet completed the pre-work</text:p>
      <text:p text:style-name="Text_20_body"><text:span text:style-name="Strong_20_Emphasis">Objective:</text:span></text:p>
      <text:list text:style-name="L1">
        <text:list-item>
          <text:p text:style-name="P1">Introduce the foundational concepts of HTML, CSS, and Git. </text:p>
        </text:list-item>
        <text:list-item>
          <text:p text:style-name="P1">Provide hands-on exercises to build confidence in basic tech skills. </text:p>
        </text:list-item>
        <text:list-item>
          <text:p text:style-name="P2">Prepare students for subsequent software engineering topics. </text:p>
        </text:list-item>
      </text:list>
      <text:p text:style-name="Horizontal_20_Line"/>
      <text:h text:style-name="Heading_20_3" text:outline-level="3"><text:span text:style-name="Strong_20_Emphasis">1. Introduction &amp; Overview (10 minutes)</text:span></text:h>
      <text:list text:style-name="L2">
        <text:list-item>
          <text:p text:style-name="P3"><text:span text:style-name="Strong_20_Emphasis">Welcome &amp; Context:</text:span> </text:p>
          <text:list>
            <text:list-item>
              <text:p text:style-name="P3">Explain that today's lecture will cover the core building blocks needed before diving into software engineering. </text:p>
            </text:list-item>
            <text:list-item>
              <text:p text:style-name="P3">Emphasize the importance of HTML and CSS for web content and Git for version control. </text:p>
            </text:list-item>
          </text:list>
        </text:list-item>
        <text:list-item>
          <text:p text:style-name="P3"><text:span text:style-name="Strong_20_Emphasis">Learning Outcomes:</text:span> </text:p>
          <text:list>
            <text:list-item>
              <text:p text:style-name="P3">Understand basic HTML structure and tags. </text:p>
            </text:list-item>
            <text:list-item>
              <text:p text:style-name="P3">Learn how to style content with CSS. </text:p>
            </text:list-item>
            <text:list-item>
              <text:p text:style-name="P3">Get acquainted with basic Git commands for version control. </text:p>
            </text:list-item>
          </text:list>
        </text:list-item>
        <text:list-item>
          <text:p text:style-name="P3"><text:span text:style-name="Strong_20_Emphasis">Agenda:</text:span> </text:p>
          <text:list>
            <text:list-item>
              <text:p text:style-name="P3">HTML Fundamentals (30 minutes) </text:p>
            </text:list-item>
            <text:list-item>
              <text:p text:style-name="P3">CSS Essentials (30 minutes) </text:p>
            </text:list-item>
            <text:list-item>
              <text:p text:style-name="P3">Git Basics (40 minutes) </text:p>
            </text:list-item>
            <text:list-item>
              <text:p text:style-name="P4">Recap, Q&amp;A, and Hands-on Wrap-Up (10 minutes)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HTML Fundamentals (30 minutes)</text:span></text:h>
      <text:h text:style-name="Heading_20_3" text:outline-level="3"><text:span text:style-name="Strong_20_Emphasis">A. Overview of HTML (5 minutes)</text:span></text:h>
      <text:list text:style-name="L3">
        <text:list-item>
          <text:p text:style-name="P5"><text:span text:style-name="Strong_20_Emphasis">Definition:</text:span> </text:p>
          <text:list>
            <text:list-item>
              <text:p text:style-name="P5">HTML (HyperText Markup Language) is the standard language for creating web pages. </text:p>
            </text:list-item>
          </text:list>
        </text:list-item>
        <text:list-item>
          <text:p text:style-name="P5"><text:span text:style-name="Strong_20_Emphasis">Role in the Web:</text:span> </text:p>
          <text:list>
            <text:list-item>
              <text:p text:style-name="P6">It structures content and defines elements on a page. </text:p>
            </text:list-item>
          </text:list>
        </text:list-item>
      </text:list>
      <text:h text:style-name="Heading_20_3" text:outline-level="3"><text:span text:style-name="Strong_20_Emphasis">B. Key HTML Elements (15 minutes)</text:span></text:h>
      <text:list text:style-name="L4">
        <text:list-item>
          <text:p text:style-name="P7"><text:span text:style-name="Strong_20_Emphasis">Basic Structure of an HTML Document:</text:span></text:p>
          <text:p text:style-name="P8"><text:span text:style-name="Source_20_Text">html</text:span></text:p>
          <text:p text:style-name="P8"><text:span text:style-name="Source_20_Text">CopyEdit</text:span></text:p>
          <text:p text:style-name="P8"><text:span text:style-name="Source_20_Text">&lt;!DOCTYPE html&gt;</text:span></text:p>
          <text:p text:style-name="P8"><text:soft-page-break/><text:span text:style-name="Source_20_Text">&lt;html&gt;</text:span></text:p>
          <text:p text:style-name="P8"><text:span text:style-name="Source_20_Text"><text:s text:c="2"/>&lt;head&gt;</text:span></text:p>
          <text:p text:style-name="P8"><text:span text:style-name="Source_20_Text"><text:s text:c="4"/>&lt;title&gt;My First Web Page&lt;/title&gt;</text:span></text:p>
          <text:p text:style-name="P8"><text:span text:style-name="Source_20_Text"><text:s text:c="2"/>&lt;/head&gt;</text:span></text:p>
          <text:p text:style-name="P8"><text:span text:style-name="Source_20_Text"><text:s text:c="2"/>&lt;body&gt;</text:span></text:p>
          <text:p text:style-name="P8"><text:span text:style-name="Source_20_Text"><text:s text:c="4"/>&lt;h1&gt;Welcome to My Web Page&lt;/h1&gt;</text:span></text:p>
          <text:p text:style-name="P8"><text:span text:style-name="Source_20_Text"><text:s text:c="4"/>&lt;p&gt;This is a simple paragraph.&lt;/p&gt;</text:span></text:p>
          <text:p text:style-name="P8"><text:span text:style-name="Source_20_Text"><text:s text:c="2"/>&lt;/body&gt;</text:span></text:p>
          <text:p text:style-name="P8"><text:span text:style-name="Source_20_Text">&lt;/html&gt;</text:span></text:p>
          <text:p text:style-name="P9"/>
        </text:list-item>
        <text:list-item>
          <text:p text:style-name="P7"><text:span text:style-name="Strong_20_Emphasis">Essential Tags and Their Purposes:</text:span></text:p>
          <text:list>
            <text:list-item>
              <text:p text:style-name="P10"><text:span text:style-name="Source_20_Text">&lt;html&gt;</text:span>, <text:span text:style-name="Source_20_Text">&lt;head&gt;</text:span>, <text:span text:style-name="Source_20_Text">&lt;body&gt;</text:span>, <text:span text:style-name="Source_20_Text">&lt;title&gt;</text:span>, <text:span text:style-name="Source_20_Text">&lt;h1&gt;</text:span> to <text:span text:style-name="Source_20_Text">&lt;h6&gt;</text:span>, <text:span text:style-name="Source_20_Text">&lt;p&gt;</text:span>, <text:span text:style-name="Source_20_Text">&lt;a&gt;</text:span>, <text:span text:style-name="Source_20_Text">&lt;img&gt;</text:span>, <text:span text:style-name="Source_20_Text">&lt;ul&gt;</text:span>, <text:span text:style-name="Source_20_Text">&lt;ol&gt;</text:span>, <text:span text:style-name="Source_20_Text">&lt;li&gt;</text:span> </text:p>
            </text:list-item>
          </text:list>
        </text:list-item>
        <text:list-item>
          <text:p text:style-name="P7"><text:span text:style-name="Strong_20_Emphasis"><text:span text:style-name="Source_20_Text">&lt;html&gt;</text:span></text:span><text:span text:style-name="Strong_20_Emphasis">:</text:span> The root element that wraps all the content on a web page.</text:p>
        </text:list-item>
        <text:list-item>
          <text:p text:style-name="P7"><text:span text:style-name="Strong_20_Emphasis"><text:span text:style-name="Source_20_Text">&lt;head&gt;</text:span></text:span><text:span text:style-name="Strong_20_Emphasis">:</text:span> Contains metadata, links to stylesheets, and scripts; it does not display content on the page.</text:p>
        </text:list-item>
        <text:list-item>
          <text:p text:style-name="P7"><text:span text:style-name="Strong_20_Emphasis"><text:span text:style-name="Source_20_Text">&lt;body&gt;</text:span></text:span><text:span text:style-name="Strong_20_Emphasis">:</text:span> Encloses the content that is displayed on the web page, such as text, images, and links.</text:p>
        </text:list-item>
        <text:list-item>
          <text:p text:style-name="P7"><text:span text:style-name="Strong_20_Emphasis"><text:span text:style-name="Source_20_Text">&lt;title&gt;</text:span></text:span><text:span text:style-name="Strong_20_Emphasis">:</text:span> Sets the title of the web page, which appears in the browser tab.</text:p>
        </text:list-item>
        <text:list-item>
          <text:p text:style-name="P7"><text:span text:style-name="Strong_20_Emphasis"><text:span text:style-name="Source_20_Text">&lt;h1&gt;</text:span></text:span><text:span text:style-name="Strong_20_Emphasis"> to </text:span><text:span text:style-name="Strong_20_Emphasis"><text:span text:style-name="Source_20_Text">&lt;h6&gt;</text:span></text:span><text:span text:style-name="Strong_20_Emphasis">:</text:span> Heading tags used to define headings, with <text:span text:style-name="Source_20_Text">&lt;h1&gt;</text:span> being the most important and <text:span text:style-name="Source_20_Text">&lt;h6&gt;</text:span> the least.</text:p>
        </text:list-item>
        <text:list-item>
          <text:p text:style-name="P7"><text:span text:style-name="Strong_20_Emphasis"><text:span text:style-name="Source_20_Text">&lt;p&gt;</text:span></text:span><text:span text:style-name="Strong_20_Emphasis">:</text:span> Represents a paragraph of text.</text:p>
        </text:list-item>
        <text:list-item>
          <text:p text:style-name="P7"><text:span text:style-name="Strong_20_Emphasis"><text:span text:style-name="Source_20_Text">&lt;a&gt;</text:span></text:span><text:span text:style-name="Strong_20_Emphasis">:</text:span> Defines a hyperlink, allowing users to click and navigate to another URL.</text:p>
        </text:list-item>
        <text:list-item>
          <text:p text:style-name="P7"><text:span text:style-name="Strong_20_Emphasis"><text:span text:style-name="Source_20_Text">&lt;img&gt;</text:span></text:span><text:span text:style-name="Strong_20_Emphasis">:</text:span> Embeds an image into the web page.</text:p>
        </text:list-item>
        <text:list-item>
          <text:p text:style-name="P7"><text:span text:style-name="Strong_20_Emphasis"><text:span text:style-name="Source_20_Text">&lt;ul&gt;</text:span></text:span><text:span text:style-name="Strong_20_Emphasis">:</text:span> Creates an unordered (bulleted) list.</text:p>
        </text:list-item>
        <text:list-item>
          <text:p text:style-name="P7"><text:span text:style-name="Strong_20_Emphasis"><text:span text:style-name="Source_20_Text">&lt;ol&gt;</text:span></text:span><text:span text:style-name="Strong_20_Emphasis">:</text:span> Creates an ordered (numbered) list.</text:p>
        </text:list-item>
        <text:list-item>
          <text:p text:style-name="P7"><text:span text:style-name="Strong_20_Emphasis"><text:span text:style-name="Source_20_Text">&lt;li&gt;</text:span></text:span><text:span text:style-name="Strong_20_Emphasis">:</text:span> Defines a list item, used within both <text:span text:style-name="Source_20_Text">&lt;ul&gt;</text:span> and <text:span text:style-name="Source_20_Text">&lt;ol&gt;</text:span>.</text:p>
        </text:list-item>
        <text:list-item>
          <text:p text:style-name="P7"><text:span text:style-name="Strong_20_Emphasis">Interactive Demo:</text:span></text:p>
          <text:list>
            <text:list-item>
              <text:p text:style-name="P10">Open a simple HTML file in VS Code and show how each tag is rendered in a browser. </text:p>
            </text:list-item>
          </text:list>
        </text:list-item>
        <text:list-item>
          <text:p text:style-name="P7"><text:span text:style-name="Strong_20_Emphasis">Activity:</text:span></text:p>
          <text:list>
            <text:list-item>
              <text:p text:style-name="P7">Ask students to write a small HTML snippet that includes a header, a paragraph, and a link. </text:p>
            </text:list-item>
          </text:list>
        </text:list-item>
      </text:list>
      <text:h text:style-name="Heading_20_3" text:outline-level="3"><text:span text:style-name="Strong_20_Emphasis">C. Quick Q&amp;A (5 minutes)</text:span></text:h>
      <text:list text:style-name="L5">
        <text:list-item>
          <text:p text:style-name="P11">Students to ask questions regarding the tags and structure. </text:p>
        </text:list-item>
        <text:list-item>
          <text:p text:style-name="P12">Summary by emphasizing that HTML is the backbone of any webpage. </text:p>
        </text:list-item>
      </text:list>
      <text:p text:style-name="Horizontal_20_Line"/>
      <text:h text:style-name="Heading_20_3" text:outline-level="3"><text:soft-page-break/><text:span text:style-name="Strong_20_Emphasis">3. CSS Essentials (30 minutes)</text:span></text:h>
      <text:h text:style-name="Heading_20_3" text:outline-level="3"><text:span text:style-name="Strong_20_Emphasis">A. Introduction to CSS (5 minutes)</text:span></text:h>
      <text:list text:style-name="L6">
        <text:list-item>
          <text:p text:style-name="P13"><text:span text:style-name="Strong_20_Emphasis">Definition:</text:span> </text:p>
          <text:list>
            <text:list-item>
              <text:p text:style-name="P13">CSS (Cascading Style Sheets) is used to style and layout web pages. </text:p>
            </text:list-item>
          </text:list>
        </text:list-item>
        <text:list-item>
          <text:p text:style-name="P13"><text:span text:style-name="Strong_20_Emphasis">Importance:</text:span> </text:p>
          <text:list>
            <text:list-item>
              <text:p text:style-name="P14">It enhances the visual appearance and user experience of web pages. </text:p>
            </text:list-item>
          </text:list>
        </text:list-item>
      </text:list>
      <text:h text:style-name="Heading_20_3" text:outline-level="3"><text:span text:style-name="Strong_20_Emphasis">B. Basic CSS Concepts (15 minutes)</text:span></text:h>
      <text:list text:style-name="L7">
        <text:list-item>
          <text:p text:style-name="P15"><text:span text:style-name="Strong_20_Emphasis">Selectors, Properties, and Values:</text:span></text:p>
          <text:list>
            <text:list-item>
              <text:p text:style-name="P15">Example:</text:p>
              <text:p text:style-name="P16"><text:span text:style-name="Source_20_Text">css</text:span></text:p>
              <text:p text:style-name="P16"><text:span text:style-name="Source_20_Text">CopyEdit</text:span></text:p>
              <text:p text:style-name="P16"><text:span text:style-name="Source_20_Text">body {</text:span></text:p>
              <text:p text:style-name="P16"><text:span text:style-name="Source_20_Text"><text:s text:c="2"/>background-color: #f0f0f0;</text:span></text:p>
              <text:p text:style-name="P16"><text:span text:style-name="Source_20_Text"><text:s text:c="2"/>font-family: Arial, sans-serif;</text:span></text:p>
              <text:p text:style-name="P16"><text:span text:style-name="Source_20_Text">}</text:span></text:p>
              <text:p text:style-name="P16"><text:span text:style-name="Source_20_Text">h1 {</text:span></text:p>
              <text:p text:style-name="P16"><text:span text:style-name="Source_20_Text"><text:s text:c="2"/>color: navy;</text:span></text:p>
              <text:p text:style-name="P16"><text:span text:style-name="Source_20_Text">}</text:span></text:p>
              <text:p text:style-name="P16"><text:span text:style-name="Source_20_Text">p {</text:span></text:p>
              <text:p text:style-name="P16"><text:span text:style-name="Source_20_Text"><text:s text:c="2"/>color: #333;</text:span></text:p>
              <text:p text:style-name="P16"><text:span text:style-name="Source_20_Text">}</text:span></text:p>
              <text:p text:style-name="P17"/>
            </text:list-item>
          </text:list>
        </text:list-item>
        <text:list-item>
          <text:p text:style-name="P15"><text:span text:style-name="Strong_20_Emphasis">How to Link CSS to HTML:</text:span></text:p>
          <text:list>
            <text:list-item>
              <text:p text:style-name="P15">Inline, internal (using <text:span text:style-name="Source_20_Text">&lt;style&gt;</text:span> tag), and external stylesheets (using <text:span text:style-name="Source_20_Text">&lt;link&gt;</text:span> tag).</text:p>
            </text:list-item>
            <text:list-item>
              <text:p text:style-name="P15"><text:span text:style-name="Strong_20_Emphasis">Inline Styles:</text:span></text:p>
              <text:list>
                <text:list-item>
                  <text:p text:style-name="P18">Styles are applied directly on an individual HTML element using the <text:span text:style-name="Source_20_Text">style</text:span> attribute. </text:p>
                </text:list-item>
                <text:list-item>
                  <text:p text:style-name="P18"><text:span text:style-name="Emphasis">Example:</text:span> <text:span text:style-name="Source_20_Text">&lt;p style="color: blue; font-size: 16px;"&gt;This is a blue paragraph.&lt;/p&gt;</text:span> </text:p>
                </text:list-item>
              </text:list>
            </text:list-item>
            <text:list-item>
              <text:p text:style-name="P15"><text:span text:style-name="Strong_20_Emphasis">Internal Stylesheets (using </text:span><text:span text:style-name="Strong_20_Emphasis"><text:span text:style-name="Source_20_Text">&lt;style&gt;</text:span></text:span><text:span text:style-name="Strong_20_Emphasis"> tag):</text:span></text:p>
              <text:list>
                <text:list-item>
                  <text:p text:style-name="P15">CSS rules are written within a <text:span text:style-name="Source_20_Text">&lt;style&gt;</text:span> tag, typically placed in the <text:span text:style-name="Source_20_Text">&lt;head&gt;</text:span> section of the HTML document.</text:p>
                </text:list-item>
                <text:list-item>
                  <text:p text:style-name="P15">This method applies styles to the entire document without requiring an external file.</text:p>
                </text:list-item>
                <text:list-item>
                  <text:p text:style-name="P15"><text:span text:style-name="Emphasis">Example:</text:span></text:p>
                  <text:p text:style-name="P16"><text:span text:style-name="Source_20_Text">html</text:span></text:p>
                  <text:p text:style-name="P16"><text:span text:style-name="Source_20_Text">CopyEdit</text:span></text:p>
                  <text:p text:style-name="P16"><text:span text:style-name="Source_20_Text">&lt;head&gt;</text:span></text:p>
                  <text:p text:style-name="P16"><text:span text:style-name="Source_20_Text"><text:s text:c="2"/>&lt;style&gt;</text:span></text:p>
                  <text:p text:style-name="P16"><text:span text:style-name="Source_20_Text"><text:s text:c="4"/>body { background-color: #f0f0f0; }</text:span></text:p>
                  <text:p text:style-name="P16"><text:soft-page-break/><text:span text:style-name="Source_20_Text"><text:s text:c="4"/>p { color: green; }</text:span></text:p>
                  <text:p text:style-name="P16"><text:span text:style-name="Source_20_Text"><text:s text:c="2"/>&lt;/style&gt;</text:span></text:p>
                  <text:p text:style-name="P16"><text:span text:style-name="Source_20_Text">&lt;/head&gt;</text:span></text:p>
                  <text:p text:style-name="P17"/>
                </text:list-item>
              </text:list>
            </text:list-item>
            <text:list-item>
              <text:p text:style-name="P15"><text:span text:style-name="Strong_20_Emphasis">External Stylesheets (using </text:span><text:span text:style-name="Strong_20_Emphasis"><text:span text:style-name="Source_20_Text">&lt;link&gt;</text:span></text:span><text:span text:style-name="Strong_20_Emphasis"> tag):</text:span></text:p>
              <text:list>
                <text:list-item>
                  <text:p text:style-name="P15">CSS rules are written in a separate <text:span text:style-name="Source_20_Text">.css</text:span> file, which is linked to the HTML document using the <text:span text:style-name="Source_20_Text">&lt;link&gt;</text:span> tag in the <text:span text:style-name="Source_20_Text">&lt;head&gt;</text:span> section.</text:p>
                </text:list-item>
                <text:list-item>
                  <text:p text:style-name="P15">This approach promotes reusability and easier maintenance of styles across multiple pages.</text:p>
                </text:list-item>
                <text:list-item>
                  <text:p text:style-name="P15"><text:span text:style-name="Emphasis">Example:</text:span></text:p>
                  <text:p text:style-name="P16"><text:span text:style-name="Source_20_Text">html</text:span></text:p>
                  <text:p text:style-name="P16"><text:span text:style-name="Source_20_Text">CopyEdit</text:span></text:p>
                  <text:p text:style-name="P16"><text:span text:style-name="Source_20_Text">&lt;head&gt;</text:span></text:p>
                  <text:p text:style-name="P16"><text:span text:style-name="Source_20_Text"><text:s text:c="2"/>&lt;link rel="stylesheet" href="styles.css"&gt;</text:span></text:p>
                  <text:p text:style-name="P16"><text:span text:style-name="Source_20_Text">&lt;/head&gt;</text:span></text:p>
                  <text:p text:style-name="P17"/>
                </text:list-item>
              </text:list>
            </text:list-item>
            <text:list-item>
              <text:p text:style-name="P15">Demonstrate linking an external CSS file in an HTML document.</text:p>
            </text:list-item>
          </text:list>
        </text:list-item>
        <text:list-item>
          <text:p text:style-name="P15"><text:span text:style-name="Strong_20_Emphasis">Interactive Demo:</text:span></text:p>
          <text:list>
            <text:list-item>
              <text:p text:style-name="P18">Modify the previously created HTML file with an external CSS file to change the background, text colors, and fonts. </text:p>
            </text:list-item>
          </text:list>
        </text:list-item>
        <text:list-item>
          <text:p text:style-name="P15"><text:span text:style-name="Strong_20_Emphasis">Activity:</text:span></text:p>
          <text:list>
            <text:list-item>
              <text:p text:style-name="P15">Ask students to create a simple style rule that changes the color of a header and applies a margin to a paragraph. </text:p>
            </text:list-item>
          </text:list>
        </text:list-item>
      </text:list>
      <text:h text:style-name="Heading_20_3" text:outline-level="3"><text:span text:style-name="Strong_20_Emphasis">C. Q&amp;A and Discussion (5 minutes)</text:span></text:h>
      <text:list text:style-name="L8">
        <text:list-item>
          <text:p text:style-name="P19">Address any questions on how CSS works with HTML. </text:p>
        </text:list-item>
        <text:list-item>
          <text:p text:style-name="P20">Reinforce that CSS is key to making the web "beautiful" and user-friendly. </text:p>
        </text:list-item>
      </text:list>
      <text:p text:style-name="Horizontal_20_Line"/>
      <text:h text:style-name="Heading_20_1" text:outline-level="1"><text:span text:style-name="Strong_20_Emphasis">Lecture Plan: Git Basics and Assignment Submission</text:span></text:h>
      <text:p text:style-name="Text_20_body"><text:span text:style-name="Strong_20_Emphasis">Duration:</text:span> 1 hour 30 minutes</text:p>
      <text:p text:style-name="Text_20_body"><text:span text:style-name="Strong_20_Emphasis">Audience:</text:span> Data Science students</text:p>
      <text:p text:style-name="Text_20_body"><text:span text:style-name="Strong_20_Emphasis">Objective:</text:span></text:p>
      <text:list text:style-name="L9">
        <text:list-item>
          <text:p text:style-name="P21">Understand what Git is and why it is important for version control and collaboration. </text:p>
        </text:list-item>
        <text:list-item>
          <text:p text:style-name="P21">Learn core Git commands and workflows (initializing a repo, staging, committing, branching). </text:p>
        </text:list-item>
        <text:list-item>
          <text:p text:style-name="P22"><text:soft-page-break/>Learn how to clone a repository, push changes, and submit an assignment through a pull request. </text:p>
        </text:list-item>
      </text:list>
      <text:p text:style-name="Horizontal_20_Line"/>
      <text:h text:style-name="Heading_20_2" text:outline-level="2"><text:span text:style-name="Strong_20_Emphasis">I. Introduction to Git (15 minutes)</text:span></text:h>
      <text:h text:style-name="Heading_20_3" text:outline-level="3"><text:span text:style-name="Strong_20_Emphasis">A. What is Git?</text:span></text:h>
      <text:list text:style-name="L10">
        <text:list-item>
          <text:p text:style-name="P23"><text:span text:style-name="Strong_20_Emphasis">Definition:</text:span></text:p>
          <text:p text:style-name="P23">Git is a free, open-source distributed version control system that tracks changes in files, facilitates collaboration, and helps manage code versions.</text:p>
        </text:list-item>
        <text:list-item>
          <text:p text:style-name="P23"><text:span text:style-name="Strong_20_Emphasis">Why It’s Important:</text:span></text:p>
          <text:list>
            <text:list-item>
              <text:p text:style-name="P24">Keeps a history of changes (commits) so you can revert to previous versions. </text:p>
            </text:list-item>
            <text:list-item>
              <text:p text:style-name="P24">Enables multiple people to work on a project simultaneously. </text:p>
            </text:list-item>
            <text:list-item>
              <text:p text:style-name="P23">Essential for collaboration on projects and managing assignments. </text:p>
            </text:list-item>
          </text:list>
        </text:list-item>
      </text:list>
      <text:h text:style-name="Heading_20_3" text:outline-level="3"><text:span text:style-name="Strong_20_Emphasis">B. Key Git Terminology</text:span></text:h>
      <text:list text:style-name="L11">
        <text:list-item>
          <text:p text:style-name="P25"><text:span text:style-name="Strong_20_Emphasis">Repository:</text:span> A project folder where Git tracks changes. </text:p>
        </text:list-item>
        <text:list-item>
          <text:p text:style-name="P25"><text:span text:style-name="Strong_20_Emphasis">Commit:</text:span> A snapshot of your changes at a point in time with a descriptive message. </text:p>
        </text:list-item>
        <text:list-item>
          <text:p text:style-name="P25"><text:span text:style-name="Strong_20_Emphasis">Branch:</text:span> An isolated version of your code where you can work on features without affecting the main codebase. </text:p>
        </text:list-item>
        <text:list-item>
          <text:p text:style-name="P25"><text:span text:style-name="Strong_20_Emphasis">Clone:</text:span> Copying a remote repository (from GitHub) to your local machine. </text:p>
        </text:list-item>
        <text:list-item>
          <text:p text:style-name="P25"><text:span text:style-name="Strong_20_Emphasis">Push:</text:span> Uploading your local commits to a remote repository. </text:p>
        </text:list-item>
        <text:list-item>
          <text:p text:style-name="P26"><text:span text:style-name="Strong_20_Emphasis">Pull:</text:span> Downloading and merging changes from a remote repository to your local copy. </text:p>
        </text:list-item>
      </text:list>
      <text:p text:style-name="Horizontal_20_Line"/>
      <text:h text:style-name="Heading_20_2" text:outline-level="2"><text:span text:style-name="Strong_20_Emphasis">II. Setting Up Git (10 minutes)</text:span></text:h>
      <text:h text:style-name="Heading_20_3" text:outline-level="3"><text:span text:style-name="Strong_20_Emphasis">A. Configuring Git (Global Setup)</text:span></text:h>
      <text:list text:style-name="L12">
        <text:list-item>
          <text:p text:style-name="P27"><text:span text:style-name="Strong_20_Emphasis">Commands:</text:span></text:p>
          <text:p text:style-name="P28"><text:span text:style-name="Source_20_Text">bash</text:span></text:p>
          <text:p text:style-name="P28"><text:span text:style-name="Source_20_Text">CopyEdit</text:span></text:p>
          <text:p text:style-name="P28"><text:span text:style-name="Source_20_Text">git config --global user.name "Your Name"</text:span></text:p>
          <text:p text:style-name="P28"><text:span text:style-name="Source_20_Text">git config --global user.email "you@example.com"</text:span></text:p>
          <text:p text:style-name="P28"><text:span text:style-name="Source_20_Text">git config --global color.ui auto</text:span></text:p>
          <text:p text:style-name="P29"/>
        </text:list-item>
        <text:list-item>
          <text:p text:style-name="P27"><text:span text:style-name="Strong_20_Emphasis">Explanation:</text:span></text:p>
          <text:p text:style-name="P27">These commands set up your identity and improve command-line readability.</text:p>
        </text:list-item>
      </text:list>
      <text:h text:style-name="Heading_20_3" text:outline-level="3"><text:soft-page-break/><text:span text:style-name="Strong_20_Emphasis">B. Initializing a Repository</text:span></text:h>
      <text:list text:style-name="L13">
        <text:list-item>
          <text:p text:style-name="P30"><text:span text:style-name="Strong_20_Emphasis">Command:</text:span></text:p>
          <text:p text:style-name="P31"><text:span text:style-name="Source_20_Text">bash</text:span></text:p>
          <text:p text:style-name="P31"><text:span text:style-name="Source_20_Text">CopyEdit</text:span></text:p>
          <text:p text:style-name="P31"><text:span text:style-name="Source_20_Text">git init</text:span></text:p>
          <text:p text:style-name="P32"/>
        </text:list-item>
        <text:list-item>
          <text:p text:style-name="P30"><text:span text:style-name="Strong_20_Emphasis">Explanation:</text:span></text:p>
          <text:p text:style-name="P30">This command creates a new Git repository in your current directory.</text:p>
        </text:list-item>
      </text:list>
      <text:p text:style-name="Horizontal_20_Line"/>
      <text:h text:style-name="Heading_20_2" text:outline-level="2"><text:span text:style-name="Strong_20_Emphasis">III. Basic Git Workflow (20 minutes)</text:span></text:h>
      <text:h text:style-name="Heading_20_3" text:outline-level="3"><text:span text:style-name="Strong_20_Emphasis">A. Working with Snapshots</text:span></text:h>
      <text:list text:style-name="L14">
        <text:list-item>
          <text:p text:style-name="P33"><text:span text:style-name="Strong_20_Emphasis">Checking Status:</text:span></text:p>
          <text:list>
            <text:list-item>
              <text:p text:style-name="P33"><text:span text:style-name="Strong_20_Emphasis">Command:</text:span></text:p>
              <text:p text:style-name="P34"><text:span text:style-name="Source_20_Text">bash</text:span></text:p>
              <text:p text:style-name="P34"><text:span text:style-name="Source_20_Text">CopyEdit</text:span></text:p>
              <text:p text:style-name="P34"><text:span text:style-name="Source_20_Text">git status</text:span></text:p>
              <text:p text:style-name="P35"/>
            </text:list-item>
            <text:list-item>
              <text:p text:style-name="P33"><text:span text:style-name="Strong_20_Emphasis">Definition:</text:span></text:p>
              <text:p text:style-name="P33">Shows modified, staged, and untracked files.</text:p>
            </text:list-item>
          </text:list>
        </text:list-item>
        <text:list-item>
          <text:p text:style-name="P33"><text:span text:style-name="Strong_20_Emphasis">Staging Changes:</text:span></text:p>
          <text:list>
            <text:list-item>
              <text:p text:style-name="P33"><text:span text:style-name="Strong_20_Emphasis">Commands:</text:span></text:p>
              <text:p text:style-name="P34"><text:span text:style-name="Source_20_Text">bash</text:span></text:p>
              <text:p text:style-name="P34"><text:span text:style-name="Source_20_Text">CopyEdit</text:span></text:p>
              <text:p text:style-name="P34"><text:span text:style-name="Source_20_Text">git add &lt;file&gt;</text:span></text:p>
              <text:p text:style-name="P34"><text:span text:style-name="Source_20_Text">git add .</text:span></text:p>
              <text:p text:style-name="P35"/>
            </text:list-item>
            <text:list-item>
              <text:p text:style-name="P33"><text:span text:style-name="Strong_20_Emphasis">Definition:</text:span></text:p>
              <text:p text:style-name="P33">Adds changes to the staging area, preparing them for a commit.</text:p>
            </text:list-item>
          </text:list>
        </text:list-item>
        <text:list-item>
          <text:p text:style-name="P33"><text:span text:style-name="Strong_20_Emphasis">Committing Changes:</text:span></text:p>
          <text:list>
            <text:list-item>
              <text:p text:style-name="P33"><text:span text:style-name="Strong_20_Emphasis">Command:</text:span></text:p>
              <text:p text:style-name="P34"><text:span text:style-name="Source_20_Text">bash</text:span></text:p>
              <text:p text:style-name="P34"><text:span text:style-name="Source_20_Text">CopyEdit</text:span></text:p>
              <text:p text:style-name="P34"><text:span text:style-name="Source_20_Text">git commit -m "Your descriptive message"</text:span></text:p>
              <text:p text:style-name="P35"/>
            </text:list-item>
            <text:list-item>
              <text:p text:style-name="P33"><text:span text:style-name="Strong_20_Emphasis">Definition:</text:span></text:p>
              <text:p text:style-name="P33"><text:soft-page-break/>Records a snapshot of your current changes into the repository’s history.</text:p>
            </text:list-item>
          </text:list>
        </text:list-item>
        <text:list-item>
          <text:p text:style-name="P33"><text:span text:style-name="Strong_20_Emphasis">Viewing Commit History:</text:span></text:p>
          <text:list>
            <text:list-item>
              <text:p text:style-name="P33"><text:span text:style-name="Strong_20_Emphasis">Command:</text:span></text:p>
              <text:p text:style-name="P34"><text:span text:style-name="Source_20_Text">bash</text:span></text:p>
              <text:p text:style-name="P34"><text:span text:style-name="Source_20_Text">CopyEdit</text:span></text:p>
              <text:p text:style-name="P34"><text:span text:style-name="Source_20_Text">git log</text:span></text:p>
              <text:p text:style-name="P35"/>
            </text:list-item>
            <text:list-item>
              <text:p text:style-name="P33"><text:span text:style-name="Strong_20_Emphasis">Definition:</text:span></text:p>
              <text:p text:style-name="P33">Shows all commits made in the current branch.</text:p>
            </text:list-item>
          </text:list>
        </text:list-item>
      </text:list>
      <text:h text:style-name="Heading_20_3" text:outline-level="3"><text:span text:style-name="Strong_20_Emphasis">B. Demonstration (Live Coding)</text:span></text:h>
      <text:list text:style-name="L15">
        <text:list-item>
          <text:p text:style-name="P36">Open VS Code terminal (or your preferred terminal) and: </text:p>
          <text:list>
            <text:list-item>
              <text:p text:style-name="P37">Initialize a repository:</text:p>
              <text:p text:style-name="P38"><text:span text:style-name="Source_20_Text">bash</text:span></text:p>
              <text:p text:style-name="P38"><text:span text:style-name="Source_20_Text">CopyEdit</text:span></text:p>
              <text:p text:style-name="P38"><text:span text:style-name="Source_20_Text">mkdir my-project</text:span></text:p>
              <text:p text:style-name="P38"><text:span text:style-name="Source_20_Text">cd my-project</text:span></text:p>
              <text:p text:style-name="P38"><text:span text:style-name="Source_20_Text">git init</text:span></text:p>
              <text:p text:style-name="P39"/>
            </text:list-item>
            <text:list-item>
              <text:p text:style-name="P37">Create a simple file (e.g., <text:span text:style-name="Source_20_Text">index.html</text:span>):</text:p>
              <text:p text:style-name="P38"><text:span text:style-name="Source_20_Text">bash</text:span></text:p>
              <text:p text:style-name="P38"><text:span text:style-name="Source_20_Text">CopyEdit</text:span></text:p>
              <text:p text:style-name="P38"><text:span text:style-name="Source_20_Text">echo "&lt;!DOCTYPE html&gt;&lt;html&gt;&lt;head&gt;&lt;title&gt;Demo&lt;/title&gt;&lt;/head&gt;&lt;body&gt;&lt;h1&gt;Hello Git!&lt;/h1&gt;&lt;/body&gt;&lt;/html&gt;" &gt; index.html</text:span></text:p>
              <text:p text:style-name="P39"/>
            </text:list-item>
            <text:list-item>
              <text:p text:style-name="P37">Check status:</text:p>
              <text:p text:style-name="P38"><text:span text:style-name="Source_20_Text">bash</text:span></text:p>
              <text:p text:style-name="P38"><text:span text:style-name="Source_20_Text">CopyEdit</text:span></text:p>
              <text:p text:style-name="P38"><text:span text:style-name="Source_20_Text">git status</text:span></text:p>
              <text:p text:style-name="P39"/>
            </text:list-item>
            <text:list-item>
              <text:p text:style-name="P37">Stage and commit:</text:p>
              <text:p text:style-name="P38"><text:span text:style-name="Source_20_Text">bash</text:span></text:p>
              <text:p text:style-name="P38"><text:span text:style-name="Source_20_Text">CopyEdit</text:span></text:p>
              <text:p text:style-name="P38"><text:span text:style-name="Source_20_Text">git add index.html</text:span></text:p>
              <text:p text:style-name="P38"><text:span text:style-name="Source_20_Text">git commit -m "Add basic HTML file"</text:span></text:p>
              <text:p text:style-name="P39"/>
            </text:list-item>
          </text:list>
        </text:list-item>
      </text:list>
      <text:p text:style-name="Horizontal_20_Line"/>
      <text:list text:style-name="L16">
        <text:list-item>
          <text:p text:style-name="P40"><text:span text:style-name="Strong_20_Emphasis">Install Git in WSL (if not already installed):</text:span></text:p>
          <text:p text:style-name="P41"><text:span text:style-name="Source_20_Text">bash</text:span></text:p>
          <text:p text:style-name="P41"><text:span text:style-name="Source_20_Text">CopyEdit</text:span></text:p>
          <text:p text:style-name="P41"><text:soft-page-break/><text:span text:style-name="Source_20_Text">sudo apt update</text:span></text:p>
          <text:p text:style-name="P41"><text:span text:style-name="Source_20_Text">sudo apt install git</text:span></text:p>
          <text:p text:style-name="P42"/>
        </text:list-item>
        <text:list-item>
          <text:p text:style-name="P40"><text:span text:style-name="Strong_20_Emphasis">Configure Git with your GitHub credentials:</text:span></text:p>
          <text:p text:style-name="P41"><text:span text:style-name="Source_20_Text">bash</text:span></text:p>
          <text:p text:style-name="P41"><text:span text:style-name="Source_20_Text">CopyEdit</text:span></text:p>
          <text:p text:style-name="P41"><text:span text:style-name="Source_20_Text">git config --global user.name "Your GitHub Username"</text:span></text:p>
          <text:p text:style-name="P41"><text:span text:style-name="Source_20_Text">git config --global user.email "your_email@example.com"</text:span></text:p>
          <text:p text:style-name="P42"/>
        </text:list-item>
        <text:list-item>
          <text:p text:style-name="P40"><text:span text:style-name="Strong_20_Emphasis">Clone the class repository to your local environment:</text:span></text:p>
          <text:p text:style-name="P41"><text:span text:style-name="Source_20_Text">bash</text:span></text:p>
          <text:p text:style-name="P41"><text:span text:style-name="Source_20_Text">CopyEdit</text:span></text:p>
          <text:p text:style-name="P41"><text:span text:style-name="Source_20_Text">git clone &lt;https://github.com/mu_user_name/data-science-2025-class.git&gt;</text:span></text:p>
          <text:p text:style-name="P42"/>
        </text:list-item>
      </text:list>
      <text:p text:style-name="Text_20_body">This will create a folder named <text:span text:style-name="Source_20_Text">data-science-2025-class</text:span>.</text:p>
      <text:list text:style-name="L17">
        <text:list-item>
          <text:p text:style-name="P43"><text:span text:style-name="Strong_20_Emphasis">Navigate into the cloned repository:</text:span></text:p>
          <text:p text:style-name="P44"><text:span text:style-name="Source_20_Text">bash</text:span></text:p>
          <text:p text:style-name="P44"><text:span text:style-name="Source_20_Text">CopyEdit</text:span></text:p>
          <text:p text:style-name="P44"><text:span text:style-name="Source_20_Text">cd data-science-2025-class</text:span></text:p>
          <text:p text:style-name="P45"/>
        </text:list-item>
        <text:list-item>
          <text:p text:style-name="P43"><text:span text:style-name="Strong_20_Emphasis">Create a new branch for your assignment submission:</text:span></text:p>
          <text:p text:style-name="P44"><text:span text:style-name="Source_20_Text">bash</text:span></text:p>
          <text:p text:style-name="P44"><text:span text:style-name="Source_20_Text">CopyEdit</text:span></text:p>
          <text:p text:style-name="P44"><text:span text:style-name="Source_20_Text">git checkout -b your_name-assignment1</text:span></text:p>
          <text:p text:style-name="P45"/>
        </text:list-item>
      </text:list>
      <text:p text:style-name="Text_20_body">Replace <text:span text:style-name="Source_20_Text">your_name</text:span> with your actual name to personalize the branch.</text:p>
      <text:list text:style-name="L18">
        <text:list-item>
          <text:p text:style-name="P46"><text:span text:style-name="Strong_20_Emphasis">Move your </text:span><text:span text:style-name="Strong_20_Emphasis"><text:span text:style-name="Source_20_Text">new-wb-app</text:span></text:span><text:span text:style-name="Strong_20_Emphasis"> folder into the appropriate submission directory:</text:span></text:p>
          <text:p text:style-name="P47"><text:span text:style-name="Source_20_Text">bash</text:span></text:p>
          <text:p text:style-name="P47"><text:span text:style-name="Source_20_Text">CopyEdit</text:span></text:p>
          <text:p text:style-name="P47"><text:span text:style-name="Source_20_Text">mv /path/to/new-wb-app submissions/assignment_1/your_name/</text:span></text:p>
          <text:p text:style-name="P48"/>
        </text:list-item>
      </text:list>
      <text:p text:style-name="Text_20_body">Ensure you replace <text:span text:style-name="Source_20_Text">/path/to/new-wb-app</text:span> with the actual path to your folder and create a directory named after you inside <text:span text:style-name="Source_20_Text">assignment_1</text:span> if it doesn't exist.</text:p>
      <text:list text:style-name="L19">
        <text:list-item>
          <text:p text:style-name="P49"><text:span text:style-name="Strong_20_Emphasis">Locate the </text:span><text:span text:style-name="Strong_20_Emphasis"><text:span text:style-name="Source_20_Text">new-wb-app</text:span></text:span><text:span text:style-name="Strong_20_Emphasis"> Directory:</text:span> </text:p>
          <text:list>
            <text:list-item>
              <text:p text:style-name="P50">From your home directory (<text:span text:style-name="Source_20_Text">root@DESKTOP-ULQLF4E:~#</text:span>), list the contents to confirm the presence of <text:span text:style-name="Source_20_Text">new-wb-app</text:span>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ls</text:span></text:p>
              <text:p text:style-name="P52"/>
            </text:list-item>
            <text:list-item>
              <text:p text:style-name="P50"><text:soft-page-break/>The output indicates that <text:span text:style-name="Source_20_Text">new-wb-app</text:span> is indeed present in your home directory.</text:p>
            </text:list-item>
          </text:list>
        </text:list-item>
        <text:list-item>
          <text:p text:style-name="P49"><text:span text:style-name="Strong_20_Emphasis">Move the </text:span><text:span text:style-name="Strong_20_Emphasis"><text:span text:style-name="Source_20_Text">new-wb-app</text:span></text:span><text:span text:style-name="Strong_20_Emphasis"> Directory to the Assignment Submission Folder:</text:span> </text:p>
          <text:list>
            <text:list-item>
              <text:p text:style-name="P50">First, ensure you're in the root directory of the cloned repository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cd ~/data-science-2025-class</text:span></text:p>
              <text:p text:style-name="P52"/>
            </text:list-item>
            <text:list-item>
              <text:p text:style-name="P50">Next, create a personal directory within the <text:span text:style-name="Source_20_Text">assignment_1</text:span> submissions folder (replace <text:span text:style-name="Source_20_Text">your_name</text:span> with your actual name)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mkdir -p submissions/assignment_1/your_name</text:span></text:p>
              <text:p text:style-name="P52"/>
            </text:list-item>
            <text:list-item>
              <text:p text:style-name="P50">Then, move the <text:span text:style-name="Source_20_Text">new-wb-app</text:span> directory from your home directory to this newly created folder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mv ~/new-wb-app submissions/assignment_1/your_name/</text:span></text:p>
              <text:p text:style-name="P52"/>
            </text:list-item>
            <text:list-item>
              <text:p text:style-name="P50"><text:span text:style-name="Strong_20_Emphasis">Explanation:</text:span></text:p>
              <text:list>
                <text:list-item>
                  <text:p text:style-name="P49"><text:span text:style-name="Source_20_Text">mv</text:span> is the command to move files or directories. </text:p>
                </text:list-item>
                <text:list-item>
                  <text:p text:style-name="P49"><text:span text:style-name="Source_20_Text">~/new-wb-app</text:span> specifies the source path (<text:span text:style-name="Source_20_Text">~</text:span> represents your home directory). </text:p>
                </text:list-item>
                <text:list-item>
                  <text:p text:style-name="P49"><text:span text:style-name="Source_20_Text">submissions/assignment_1/your_name/</text:span> is the destination path within the repository. </text:p>
                </text:list-item>
              </text:list>
            </text:list-item>
          </text:list>
        </text:list-item>
        <text:list-item>
          <text:p text:style-name="P49"><text:span text:style-name="Strong_20_Emphasis">Proceed with Git Operations:</text:span> </text:p>
          <text:list>
            <text:list-item>
              <text:p text:style-name="P50">After successfully moving the directory, stage the changes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git add submissions/assignment_1/your_name/new-wb-app</text:span></text:p>
              <text:p text:style-name="P52"/>
            </text:list-item>
            <text:list-item>
              <text:p text:style-name="P50">Commit the changes with a descriptive message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git commit -m "Add assignment 1 submission for your_name"</text:span></text:p>
              <text:p text:style-name="P52"/>
            </text:list-item>
            <text:list-item>
              <text:p text:style-name="P50">Push the new branch to GitHub:</text:p>
              <text:p text:style-name="P51"><text:span text:style-name="Source_20_Text">bash</text:span></text:p>
              <text:p text:style-name="P51"><text:span text:style-name="Source_20_Text">CopyEdit</text:span></text:p>
              <text:p text:style-name="P51"><text:span text:style-name="Source_20_Text">git push origin your_name-assignment1</text:span></text:p>
              <text:p text:style-name="P52"/>
            </text:list-item>
            <text:list-item>
              <text:p text:style-name="P50"><text:soft-page-break/>Finally, create a Pull Request on GitHub to submit your assignment.</text:p>
            </text:list-item>
          </text:list>
        </text:list-item>
      </text:list>
      <text:p text:style-name="Text_20_body"><text:span text:style-name="Strong_20_Emphasis">Additional Notes:</text:span></text:p>
      <text:list text:style-name="L20">
        <text:list-item>
          <text:p text:style-name="P53"><text:span text:style-name="Strong_20_Emphasis">Path Accuracy:</text:span> Ensure that the source path (<text:span text:style-name="Source_20_Text">~/new-wb-app</text:span>) correctly points to the location of your <text:span text:style-name="Source_20_Text">new-wb-app</text:span> directory. The <text:span text:style-name="Source_20_Text">~</text:span> symbol represents your home directory. If <text:span text:style-name="Source_20_Text">new-wb-app</text:span> resides elsewhere, adjust the path accordingly. </text:p>
        </text:list-item>
        <text:list-item>
          <text:p text:style-name="P53"><text:span text:style-name="Strong_20_Emphasis">Directory Existence:</text:span> The error message <text:span text:style-name="Source_20_Text">mv: cannot stat '/path/to/new-wb-app': No such file or directory</text:span> indicates that the specified source directory doesn't exist at the given path. Double-check the path to ensure accuracy. </text:p>
        </text:list-item>
        <text:list-item>
          <text:p text:style-name="P54"><text:span text:style-name="Strong_20_Emphasis">Permissions:</text:span> Ensure you have the necessary permissions to move files and directories between these locations. If you encounter permission issues, you may need to adjust the directory permissions or use <text:span text:style-name="Source_20_Text">sudo</text:span> for elevated privileges. </text:p>
        </text:list-item>
      </text:list>
      <text:p text:style-name="Text_20_body">By following these steps, you should be able to move your <text:span text:style-name="Source_20_Text">new-wb-app</text:span> directory into the appropriate submission folder and proceed with submitting your assignment successfully.</text:p>
      <text:list text:style-name="L21">
        <text:list-item>
          <text:p text:style-name="P55"><text:span text:style-name="Strong_20_Emphasis">Stage the new files for commit:</text:span></text:p>
          <text:p text:style-name="P56"><text:span text:style-name="Source_20_Text">bash</text:span></text:p>
          <text:p text:style-name="P56"><text:span text:style-name="Source_20_Text">CopyEdit</text:span></text:p>
          <text:p text:style-name="P56"><text:span text:style-name="Source_20_Text">git add submissions/assignment_1/your_name/new-wb-app</text:span></text:p>
          <text:p text:style-name="P57"/>
        </text:list-item>
        <text:list-item>
          <text:p text:style-name="P55"><text:span text:style-name="Strong_20_Emphasis">Commit the changes with a descriptive message:</text:span></text:p>
          <text:p text:style-name="P56"><text:span text:style-name="Source_20_Text">bash</text:span></text:p>
          <text:p text:style-name="P56"><text:span text:style-name="Source_20_Text">CopyEdit</text:span></text:p>
          <text:p text:style-name="P56"><text:span text:style-name="Source_20_Text">git commit -m "Add assignment 1 submission for your_name"</text:span></text:p>
          <text:p text:style-name="P57"/>
        </text:list-item>
        <text:list-item>
          <text:p text:style-name="P55"><text:span text:style-name="Strong_20_Emphasis">Push the new branch to GitHub:</text:span></text:p>
          <text:p text:style-name="P56"><text:span text:style-name="Source_20_Text">bash</text:span></text:p>
          <text:p text:style-name="P56"><text:span text:style-name="Source_20_Text">CopyEdit</text:span></text:p>
          <text:p text:style-name="P56"><text:span text:style-name="Source_20_Text">git push origin your_name-assignment1</text:span></text:p>
          <text:p text:style-name="P57"/>
        </text:list-item>
        <text:list-item>
          <text:p text:style-name="P55"><text:span text:style-name="Strong_20_Emphasis">Create a Pull Request (PR) on GitHub:</text:span></text:p>
          <text:list>
            <text:list-item>
              <text:p text:style-name="P58">Navigate to the repository on GitHub. </text:p>
              <text:list>
                <text:list-item>
                  <text:p text:style-name="P58">Click on "Open a pull request". </text:p>
                </text:list-item>
              </text:list>
            </text:list-item>
            <text:list-item>
              <text:p text:style-name="P58">You should see a prompt to compare and create a pull request for the recently pushed branch. </text:p>
            </text:list-item>
            <text:list-item>
              <text:p text:style-name="P58">Provide a meaningful title and description for your submission. </text:p>
            </text:list-item>
            <text:list-item>
              <text:p text:style-name="P55">Submit the pull request. </text:p>
            </text:list-item>
          </text:list>
        </text:list-item>
      </text:list>
      <text:p text:style-name="Text_20_body"><text:span text:style-name="Strong_20_Emphasis">5. Create a Pull Request:</text:span></text:p>
      <text:list text:style-name="L22">
        <text:list-item>
          <text:p text:style-name="P59">Go to the class repository on GitHub. </text:p>
        </text:list-item>
        <text:list-item>
          <text:p text:style-name="P59"><text:soft-page-break/>You should see a prompt to create a pull request for your recently pushed branch. Click on it.<text:a xlink:type="simple" xlink:href="https://devopslite.com/pull-request-creation-and-management/?utm_source=chatgpt.com" text:style-name="Internet_20_link" text:visited-style-name="Visited_20_Internet_20_Link">DevOps Lite</text:a> </text:p>
        </text:list-item>
        <text:list-item>
          <text:p text:style-name="P59">Fill in the title and description for your pull request, providing any necessary details about your submission. </text:p>
        </text:list-item>
        <text:list-item>
          <text:p text:style-name="P60">Submit the pull request for review. </text:p>
        </text:list-item>
      </text:list>
      <text:p text:style-name="Text_20_body"><text:span text:style-name="Strong_20_Emphasis">Additional Tips:</text:span></text:p>
      <text:list text:style-name="L23">
        <text:list-item>
          <text:p text:style-name="P61"><text:span text:style-name="Strong_20_Emphasis">Verify Paths:</text:span> Ensure that the paths used in the commands accurately reflect the locations of your directories and files. </text:p>
        </text:list-item>
        <text:list-item>
          <text:p text:style-name="P61"><text:span text:style-name="Strong_20_Emphasis">Branch Naming:</text:span> Consistently use a branch naming convention that includes your name and assignment number for clarity. </text:p>
        </text:list-item>
        <text:list-item>
          <text:p text:style-name="P62"><text:span text:style-name="Strong_20_Emphasis">Commit Messages:</text:span> Write clear and descriptive commit messages to document the changes made. </text:p>
        </text:list-item>
      </text:list>
      <text:p text:style-name="Text_20_body">By following these steps, you'll successfully submit your <text:span text:style-name="Source_20_Text">new-wb-app</text:span> project as an assignment to the class repository.</text:p>
      <text:p text:style-name="Text_20_body"><text:span text:style-name="Strong_20_Emphasis">Additional Notes:</text:span></text:p>
      <text:list text:style-name="L24">
        <text:list-item>
          <text:p text:style-name="P63"><text:span text:style-name="Strong_20_Emphasis">Authentication:</text:span> If you're using HTTPS for Git operations and GitHub has deprecated password authentication, you'll need to use a Personal Access Token (PAT). Generate a PAT from your GitHub account settings and use it in place of your password when prompted during Git operations. Alternatively, consider setting up SSH authentication for a more seamless experience.<text:a xlink:type="simple" xlink:href="https://dev.to/stephanlamoureux/configuring-git-in-wsl-5e3m?utm_source=chatgpt.com" text:style-name="Internet_20_link" text:visited-style-name="Visited_20_Internet_20_Link">DEV Community</text:a> </text:p>
        </text:list-item>
        <text:list-item>
          <text:p text:style-name="P64"><text:span text:style-name="Strong_20_Emphasis">Git Credential Manager:</text:span> To securely store your GitHub credentials and avoid repeated prompts, you can set up Git Credential Manager in WSL. After installing it, configure Git to use it as follows:<text:a xlink:type="simple" xlink:href="https://dev.to/stephanlamoureux/configuring-git-in-wsl-5e3m?utm_source=chatgpt.com" text:style-name="Internet_20_link" text:visited-style-name="Visited_20_Internet_20_Link">DEV Community</text:a> </text:p>
        </text:list-item>
      </text:list>
      <text:p text:style-name="Preformatted_20_Text"><text:span text:style-name="Source_20_Text">bash</text:span></text:p>
      <text:p text:style-name="Preformatted_20_Text"><text:span text:style-name="Source_20_Text">CopyEdit</text:span></text:p>
      <text:p text:style-name="Preformatted_20_Text"><text:span text:style-name="Source_20_Text"><text:s text:c="2"/>git config --global credential.helper "/mnt/c/Program\\\\ Files/Git/mingw64/bin/git-credential-manager-core.exe"</text:span></text:p>
      <text:p text:style-name="P65"/>
      <text:p text:style-name="Text_20_body">This setup allows Git to cache your credentials securely.</text:p>
      <text:list text:style-name="L25">
        <text:list-item>
          <text:p text:style-name="P66"><text:span text:style-name="Strong_20_Emphasis">Repository Structure:</text:span> Ensure that your submission adheres to the repository's structure and guidelines. Place your assignment files in the correct directory to facilitate organized and efficient grading. </text:p>
        </text:list-item>
      </text:list>
      <text:p text:style-name="Text_20_body">By following these steps, you'll successfully submit your assignment to the class repository.</text:p>
      <text:h text:style-name="Heading_20_2" text:outline-level="2"><text:span text:style-name="Strong_20_Emphasis">IV. Branching (20 minutes)</text:span></text:h>
      <text:h text:style-name="Heading_20_3" text:outline-level="3"><text:span text:style-name="Strong_20_Emphasis">A. Introduction to Branching</text:span></text:h>
      <text:list text:style-name="L26">
        <text:list-item>
          <text:p text:style-name="P67"><text:span text:style-name="Strong_20_Emphasis">Definition:</text:span></text:p>
          <text:p text:style-name="P67"><text:soft-page-break/>Branching lets you create separate copies (branches) of your code to develop new features without affecting the main codebase.</text:p>
        </text:list-item>
        <text:list-item>
          <text:p text:style-name="P67"><text:span text:style-name="Strong_20_Emphasis">Real-World Analogy:</text:span></text:p>
          <text:p text:style-name="P67">Think of it like creating a draft version of a document—changes are isolated until you merge them back.</text:p>
        </text:list-item>
      </text:list>
      <text:h text:style-name="Heading_20_3" text:outline-level="3"><text:span text:style-name="Strong_20_Emphasis">B. Core Branching Commands</text:span></text:h>
      <text:list text:style-name="L27">
        <text:list-item>
          <text:p text:style-name="P68"><text:span text:style-name="Strong_20_Emphasis">Creating a Branch:</text:span></text:p>
          <text:list>
            <text:list-item>
              <text:p text:style-name="P68"><text:span text:style-name="Strong_20_Emphasis">Command:</text:span></text:p>
              <text:p text:style-name="P69"><text:span text:style-name="Source_20_Text">bash</text:span></text:p>
              <text:p text:style-name="P69"><text:span text:style-name="Source_20_Text">CopyEdit</text:span></text:p>
              <text:p text:style-name="P69"><text:span text:style-name="Source_20_Text">git branch feature1</text:span></text:p>
              <text:p text:style-name="P70"/>
            </text:list-item>
          </text:list>
        </text:list-item>
        <text:list-item>
          <text:p text:style-name="P68"><text:span text:style-name="Strong_20_Emphasis">Switching Branches:</text:span></text:p>
          <text:list>
            <text:list-item>
              <text:p text:style-name="P68"><text:span text:style-name="Strong_20_Emphasis">Command:</text:span></text:p>
              <text:p text:style-name="P69"><text:span text:style-name="Source_20_Text">bash</text:span></text:p>
              <text:p text:style-name="P69"><text:span text:style-name="Source_20_Text">CopyEdit</text:span></text:p>
              <text:p text:style-name="P69"><text:span text:style-name="Source_20_Text">git checkout feature1</text:span></text:p>
              <text:p text:style-name="P70"/>
            </text:list-item>
          </text:list>
        </text:list-item>
        <text:list-item>
          <text:p text:style-name="P68"><text:span text:style-name="Strong_20_Emphasis">Deleting a Branch:</text:span></text:p>
          <text:list>
            <text:list-item>
              <text:p text:style-name="P68"><text:span text:style-name="Strong_20_Emphasis">Command:</text:span></text:p>
              <text:p text:style-name="P69"><text:span text:style-name="Source_20_Text">bash</text:span></text:p>
              <text:p text:style-name="P69"><text:span text:style-name="Source_20_Text">CopyEdit</text:span></text:p>
              <text:p text:style-name="P69"><text:span text:style-name="Source_20_Text">git branch -D feature1</text:span></text:p>
              <text:p text:style-name="P70"/>
            </text:list-item>
          </text:list>
        </text:list-item>
      </text:list>
      <text:h text:style-name="Heading_20_3" text:outline-level="3"><text:span text:style-name="Strong_20_Emphasis">C. Demonstration &amp; Exercise</text:span></text:h>
      <text:list text:style-name="L28">
        <text:list-item>
          <text:p text:style-name="P71"><text:span text:style-name="Strong_20_Emphasis">Live Demo:</text:span></text:p>
          <text:list>
            <text:list-item>
              <text:p text:style-name="P71">Create and switch to a branch:</text:p>
              <text:p text:style-name="P72"><text:span text:style-name="Source_20_Text">bash</text:span></text:p>
              <text:p text:style-name="P72"><text:span text:style-name="Source_20_Text">CopyEdit</text:span></text:p>
              <text:p text:style-name="P72"><text:span text:style-name="Source_20_Text">git checkout -b john_doe-assignment1</text:span></text:p>
              <text:p text:style-name="P73"/>
            </text:list-item>
            <text:list-item>
              <text:p text:style-name="P71">Make a change (e.g., update <text:span text:style-name="Source_20_Text">index.html</text:span>) and commit:</text:p>
              <text:p text:style-name="P72"><text:span text:style-name="Source_20_Text">bash</text:span></text:p>
              <text:p text:style-name="P72"><text:span text:style-name="Source_20_Text">CopyEdit</text:span></text:p>
              <text:p text:style-name="P72"><text:span text:style-name="Source_20_Text">echo "&lt;p&gt;Assignment Content&lt;/p&gt;" &gt;&gt; index.html</text:span></text:p>
              <text:p text:style-name="P72"><text:span text:style-name="Source_20_Text">git add index.html</text:span></text:p>
              <text:p text:style-name="P72"><text:span text:style-name="Source_20_Text">git commit -m "Add assignment content on branch john_doe-assignment1"</text:span></text:p>
              <text:p text:style-name="P73"/>
            </text:list-item>
            <text:list-item>
              <text:p text:style-name="P71"><text:soft-page-break/>Switch back to main:</text:p>
              <text:p text:style-name="P72"><text:span text:style-name="Source_20_Text">bash</text:span></text:p>
              <text:p text:style-name="P72"><text:span text:style-name="Source_20_Text">CopyEdit</text:span></text:p>
              <text:p text:style-name="P72"><text:span text:style-name="Source_20_Text">git checkout main</text:span></text:p>
              <text:p text:style-name="P73"/>
            </text:list-item>
          </text:list>
        </text:list-item>
        <text:list-item>
          <text:p text:style-name="P71"><text:span text:style-name="Strong_20_Emphasis">Hands-On Exercise:</text:span></text:p>
          <text:p text:style-name="P71">Have students create their own branch, modify a file, and commit the changes.</text:p>
        </text:list-item>
      </text:list>
      <text:p text:style-name="Horizontal_20_Line"/>
      <text:h text:style-name="Heading_20_2" text:outline-level="2"><text:span text:style-name="Strong_20_Emphasis">V. Submitting an Assignment to GitHub (15 minutes)</text:span></text:h>
      <text:h text:style-name="Heading_20_3" text:outline-level="3"><text:span text:style-name="Strong_20_Emphasis">A. Cloning the Repository (if not already cloned)</text:span></text:h>
      <text:list text:style-name="L29">
        <text:list-item>
          <text:p text:style-name="P74"><text:span text:style-name="Strong_20_Emphasis">Ubuntu WSL Terminal:</text:span></text:p>
          <text:p text:style-name="P75"><text:span text:style-name="Source_20_Text">bash</text:span></text:p>
          <text:p text:style-name="P75"><text:span text:style-name="Source_20_Text">CopyEdit</text:span></text:p>
          <text:p text:style-name="P75"><text:span text:style-name="Source_20_Text">git clone &lt;https://github.com/YourUsername/data-science-2025-class.git&gt;</text:span></text:p>
          <text:p text:style-name="P75"><text:span text:style-name="Source_20_Text">cd data-science-2025-class</text:span></text:p>
          <text:p text:style-name="P76"/>
        </text:list-item>
        <text:list-item>
          <text:p text:style-name="P74"><text:span text:style-name="Strong_20_Emphasis">Windows CMD:</text:span></text:p>
          <text:p text:style-name="P75"><text:span text:style-name="Source_20_Text">cmd</text:span></text:p>
          <text:p text:style-name="P75"><text:span text:style-name="Source_20_Text">CopyEdit</text:span></text:p>
          <text:p text:style-name="P75"><text:span text:style-name="Source_20_Text">git clone &lt;https://github.com/YourUsername/data-science-2025-class.git&gt;</text:span></text:p>
          <text:p text:style-name="P75"><text:span text:style-name="Source_20_Text">cd data-science-2025-class</text:span></text:p>
          <text:p text:style-name="P76"/>
        </text:list-item>
      </text:list>
      <text:h text:style-name="Heading_20_3" text:outline-level="3"><text:span text:style-name="Strong_20_Emphasis">B. Submitting an Assignment</text:span></text:h>
      <text:list text:style-name="L30">
        <text:list-item>
          <text:p text:style-name="P77"><text:span text:style-name="Strong_20_Emphasis">Create a New Branch for Your Assignment</text:span></text:p>
          <text:list>
            <text:list-item>
              <text:p text:style-name="P77"><text:span text:style-name="Strong_20_Emphasis">Command:</text:span></text:p>
              <text:p text:style-name="P78"><text:span text:style-name="Source_20_Text">bash</text:span></text:p>
              <text:p text:style-name="P78"><text:span text:style-name="Source_20_Text">CopyEdit</text:span></text:p>
              <text:p text:style-name="P78"><text:span text:style-name="Source_20_Text">git checkout -b studentname-assignment1</text:span></text:p>
              <text:p text:style-name="P79"/>
            </text:list-item>
          </text:list>
        </text:list-item>
        <text:list-item>
          <text:p text:style-name="P77"><text:span text:style-name="Strong_20_Emphasis">Navigate to the Assignment Folder and Add Your Files</text:span></text:p>
          <text:list>
            <text:list-item>
              <text:p text:style-name="P77"><text:span text:style-name="Strong_20_Emphasis">Example:</text:span></text:p>
              <text:p text:style-name="P78"><text:span text:style-name="Source_20_Text">bash</text:span></text:p>
              <text:p text:style-name="P78"><text:span text:style-name="Source_20_Text">CopyEdit</text:span></text:p>
              <text:p text:style-name="P78"><text:span text:style-name="Source_20_Text">cd assignments/group_1</text:span></text:p>
              <text:p text:style-name="P78"><text:span text:style-name="Source_20_Text"># If you have your assignment files ready (e.g., index.html, styles.css):</text:span></text:p>
              <text:p text:style-name="P78"><text:span text:style-name="Source_20_Text">mv ~/Downloads/index.html .</text:span></text:p>
              <text:p text:style-name="P78"><text:span text:style-name="Source_20_Text">mv ~/Downloads/styles.css .</text:span></text:p>
              <text:p text:style-name="P79"/>
            </text:list-item>
          </text:list>
        </text:list-item>
        <text:list-item>
          <text:p text:style-name="P77"><text:soft-page-break/><text:span text:style-name="Strong_20_Emphasis">Stage and Commit Your Changes</text:span></text:p>
          <text:list>
            <text:list-item>
              <text:p text:style-name="P77"><text:span text:style-name="Strong_20_Emphasis">Commands:</text:span></text:p>
              <text:p text:style-name="P78"><text:span text:style-name="Source_20_Text">bash</text:span></text:p>
              <text:p text:style-name="P78"><text:span text:style-name="Source_20_Text">CopyEdit</text:span></text:p>
              <text:p text:style-name="P78"><text:span text:style-name="Source_20_Text">git add .</text:span></text:p>
              <text:p text:style-name="P78"><text:span text:style-name="Source_20_Text">git commit -m "Completed assignment 1: Basic webpage with HTML and CSS"</text:span></text:p>
              <text:p text:style-name="P79"/>
            </text:list-item>
          </text:list>
        </text:list-item>
        <text:list-item>
          <text:p text:style-name="P77"><text:span text:style-name="Strong_20_Emphasis">Push Your Branch to GitHub</text:span></text:p>
          <text:list>
            <text:list-item>
              <text:p text:style-name="P77"><text:span text:style-name="Strong_20_Emphasis">Command:</text:span></text:p>
              <text:p text:style-name="P78"><text:span text:style-name="Source_20_Text">bash</text:span></text:p>
              <text:p text:style-name="P78"><text:span text:style-name="Source_20_Text">CopyEdit</text:span></text:p>
              <text:p text:style-name="P78"><text:span text:style-name="Source_20_Text">git push origin studentname-assignment1</text:span></text:p>
              <text:p text:style-name="P79"/>
            </text:list-item>
          </text:list>
        </text:list-item>
        <text:list-item>
          <text:p text:style-name="P77"><text:span text:style-name="Strong_20_Emphasis">Create a Pull Request (PR) on GitHub</text:span></text:p>
          <text:list>
            <text:list-item>
              <text:p text:style-name="P80">Go to your repository on GitHub, and click on "Compare &amp; pull request" next to your branch. </text:p>
            </text:list-item>
            <text:list-item>
              <text:p text:style-name="P77">Fill in the details and submit your PR for review. </text:p>
            </text:list-item>
          </text:list>
        </text:list-item>
      </text:list>
      <text:h text:style-name="Heading_20_3" text:outline-level="3"><text:span text:style-name="Strong_20_Emphasis">C. Demonstration</text:span></text:h>
      <text:list text:style-name="L31">
        <text:list-item>
          <text:p text:style-name="P81">Show a live example (or screenshots) of creating a branch, committing changes, pushing to GitHub, and creating a PR. </text:p>
        </text:list-item>
      </text:list>
      <text:p text:style-name="Horizontal_20_Line"/>
      <text:h text:style-name="Heading_20_2" text:outline-level="2"><text:span text:style-name="Strong_20_Emphasis">VI. Q&amp;A, Recap &amp; Homework (10 minutes)</text:span></text:h>
      <text:h text:style-name="Heading_20_3" text:outline-level="3"><text:span text:style-name="Strong_20_Emphasis">A. Recap Key Takeaways</text:span></text:h>
      <text:list text:style-name="L32">
        <text:list-item>
          <text:p text:style-name="P82"><text:span text:style-name="Strong_20_Emphasis">Git Basics:</text:span> </text:p>
          <text:list>
            <text:list-item>
              <text:p text:style-name="P82">How to initialize a repo, stage changes, and commit snapshots. </text:p>
            </text:list-item>
          </text:list>
        </text:list-item>
        <text:list-item>
          <text:p text:style-name="P82"><text:span text:style-name="Strong_20_Emphasis">Branching:</text:span> </text:p>
          <text:list>
            <text:list-item>
              <text:p text:style-name="P82">Creating and managing branches to isolate work. </text:p>
            </text:list-item>
          </text:list>
        </text:list-item>
        <text:list-item>
          <text:p text:style-name="P82"><text:span text:style-name="Strong_20_Emphasis">Assignment Submission Workflow:</text:span> </text:p>
          <text:list>
            <text:list-item>
              <text:p text:style-name="P83">Cloning the repository, creating a branch, making changes, pushing the branch, and creating a pull request. </text:p>
            </text:list-item>
          </text:list>
        </text:list-item>
      </text:list>
      <text:h text:style-name="Heading_20_3" text:outline-level="3"><text:span text:style-name="Strong_20_Emphasis">B. Homework Assignment</text:span></text:h>
      <text:list text:style-name="L33">
        <text:list-item>
          <text:p text:style-name="P84"><text:span text:style-name="Strong_20_Emphasis">Task:</text:span> </text:p>
          <text:list>
            <text:list-item>
              <text:p text:style-name="P84">Create a simple webpage using HTML and CSS that includes a header, paragraph, and link. </text:p>
            </text:list-item>
            <text:list-item>
              <text:p text:style-name="P84">Initialize a Git repository for your project (if not already done), create a branch named “homework”, commit your work, and push it to the provided GitHub repository. </text:p>
            </text:list-item>
          </text:list>
        </text:list-item>
        <text:list-item>
          <text:p text:style-name="P84"><text:soft-page-break/><text:span text:style-name="Strong_20_Emphasis">Submission:</text:span> </text:p>
          <text:list>
            <text:list-item>
              <text:p text:style-name="P85">Provide the link to your pull request via the class portal. </text:p>
            </text:list-item>
          </text:list>
        </text:list-item>
      </text:list>
      <text:h text:style-name="Heading_20_3" text:outline-level="3"><text:span text:style-name="Strong_20_Emphasis">C. Final Q&amp;A and Wrap-Up</text:span></text:h>
      <text:list text:style-name="L34">
        <text:list-item>
          <text:p text:style-name="P86">Answer any remaining questions. </text:p>
        </text:list-item>
        <text:list-item>
          <text:p text:style-name="P86">Encourage students to review the Git cheat sheet and resources provided. </text:p>
        </text:list-item>
        <text:list-item>
          <text:p text:style-name="P87">Provide contact details for further help. </text:p>
        </text:list-item>
      </text:list>
      <text:h text:style-name="Heading_20_1" text:outline-level="1"><text:span text:style-name="Strong_20_Emphasis">Lecture Plan: Git, GitHub, and CLI for Assignment Submission</text:span></text:h>
      <text:p text:style-name="Text_20_body"><text:span text:style-name="Strong_20_Emphasis">Duration:</text:span> 1 hour 30 minutes</text:p>
      <text:p text:style-name="Text_20_body"><text:span text:style-name="Strong_20_Emphasis">Audience:</text:span> Data Science students</text:p>
      <text:p text:style-name="Text_20_body"><text:span text:style-name="Strong_20_Emphasis">Objectives:</text:span></text:p>
      <text:list text:style-name="L35">
        <text:list-item>
          <text:p text:style-name="P88">Understand the basics of Git and why version control is important. </text:p>
        </text:list-item>
        <text:list-item>
          <text:p text:style-name="P88">Learn core Git commands: initialize, status, add, commit, branch, and push. </text:p>
        </text:list-item>
        <text:list-item>
          <text:p text:style-name="P88">Learn how to clone the class repository and submit an assignment (your HTML/CSS project) to your personal GitHub account as well as the class repository. </text:p>
        </text:list-item>
        <text:list-item>
          <text:p text:style-name="P89">Learn basic collaboration techniques (branching and pull requests). </text:p>
        </text:list-item>
      </text:list>
      <text:p text:style-name="Horizontal_20_Line"/>
      <text:h text:style-name="Heading_20_2" text:outline-level="2"><text:span text:style-name="Strong_20_Emphasis">I. Introduction &amp; Overview (10 minutes)</text:span></text:h>
      <text:list text:style-name="L36">
        <text:list-item>
          <text:p text:style-name="P90"><text:span text:style-name="Strong_20_Emphasis">Welcome &amp; Recap:</text:span> </text:p>
          <text:list>
            <text:list-item>
              <text:p text:style-name="P90">Explain that students have built a basic HTML/CSS template. </text:p>
            </text:list-item>
            <text:list-item>
              <text:p text:style-name="P90">Introduce Git as a tool that tracks changes and enables collaboration. </text:p>
            </text:list-item>
            <text:list-item>
              <text:p text:style-name="P90">Share why version control is essential in both class assignments and real-world projects. </text:p>
            </text:list-item>
          </text:list>
        </text:list-item>
        <text:list-item>
          <text:p text:style-name="P90"><text:span text:style-name="Strong_20_Emphasis">Learning Outcomes:</text:span> </text:p>
          <text:list>
            <text:list-item>
              <text:p text:style-name="P90">You will learn to use Git commands on the CLI. </text:p>
            </text:list-item>
            <text:list-item>
              <text:p text:style-name="P90">You will clone a repository, create a branch, add your assignment, commit changes, and push them. </text:p>
            </text:list-item>
            <text:list-item>
              <text:p text:style-name="P91">Finally, you will create a Pull Request on GitHub. </text:p>
            </text:list-item>
          </text:list>
        </text:list-item>
      </text:list>
      <text:p text:style-name="Horizontal_20_Line"/>
      <text:h text:style-name="Heading_20_2" text:outline-level="2"><text:span text:style-name="Strong_20_Emphasis">II. Git Basics and CLI Commands (20 minutes)</text:span></text:h>
      <text:h text:style-name="Heading_20_3" text:outline-level="3"><text:span text:style-name="Strong_20_Emphasis">A. Essential Git Concepts &amp; Commands</text:span></text:h>
      <text:list text:style-name="L37">
        <text:list-item>
          <text:p text:style-name="P92"><text:span text:style-name="Strong_20_Emphasis">Working with Snapshots:</text:span></text:p>
          <text:list>
            <text:list-item>
              <text:p text:style-name="P93"><text:soft-page-break/><text:span text:style-name="Source_20_Text">git status</text:span> – shows modified, staged, and untracked files. </text:p>
            </text:list-item>
            <text:list-item>
              <text:p text:style-name="P93"><text:span text:style-name="Source_20_Text">git add [file]</text:span> or <text:span text:style-name="Source_20_Text">git add .</text:span> – stages your changes. </text:p>
            </text:list-item>
            <text:list-item>
              <text:p text:style-name="P93"><text:span text:style-name="Source_20_Text">git commit -m "message"</text:span> – commits staged changes with a descriptive message. </text:p>
            </text:list-item>
          </text:list>
        </text:list-item>
        <text:list-item>
          <text:p text:style-name="P92"><text:span text:style-name="Strong_20_Emphasis">Setting Up Git (Global Setup):</text:span></text:p>
          <text:p text:style-name="P94"><text:span text:style-name="Source_20_Text">bash</text:span></text:p>
          <text:p text:style-name="P94"><text:span text:style-name="Source_20_Text">CopyEdit</text:span></text:p>
          <text:p text:style-name="P94"><text:span text:style-name="Source_20_Text">git config --global user.name "Your Name"</text:span></text:p>
          <text:p text:style-name="P94"><text:span text:style-name="Source_20_Text">git config --global user.email "you@example.com"</text:span></text:p>
          <text:p text:style-name="P94"><text:span text:style-name="Source_20_Text">git config --global color.ui auto</text:span></text:p>
          <text:p text:style-name="P95"/>
          <text:p text:style-name="P92">Explain these commands help Git record who makes each commit.</text:p>
        </text:list-item>
        <text:list-item>
          <text:p text:style-name="P92"><text:span text:style-name="Strong_20_Emphasis">Initializing a Repository:</text:span></text:p>
          <text:p text:style-name="P94"><text:span text:style-name="Source_20_Text">bash</text:span></text:p>
          <text:p text:style-name="P94"><text:span text:style-name="Source_20_Text">CopyEdit</text:span></text:p>
          <text:p text:style-name="P94"><text:span text:style-name="Source_20_Text">git init</text:span></text:p>
          <text:p text:style-name="P95"/>
          <text:p text:style-name="P92">(This creates a <text:span text:style-name="Source_20_Text">.git</text:span> folder in your project directory to track changes.)</text:p>
        </text:list-item>
      </text:list>
      <text:h text:style-name="Heading_20_3" text:outline-level="3"><text:span text:style-name="Strong_20_Emphasis">B. Branching Overview (Brief)</text:span></text:h>
      <text:list text:style-name="L38">
        <text:list-item>
          <text:p text:style-name="P96"><text:span text:style-name="Strong_20_Emphasis">Creating a Branch:</text:span></text:p>
          <text:p text:style-name="P97"><text:span text:style-name="Source_20_Text">bash</text:span></text:p>
          <text:p text:style-name="P97"><text:span text:style-name="Source_20_Text">CopyEdit</text:span></text:p>
          <text:p text:style-name="P97"><text:span text:style-name="Source_20_Text">git branch my_feature</text:span></text:p>
          <text:p text:style-name="P98"/>
        </text:list-item>
        <text:list-item>
          <text:p text:style-name="P96"><text:span text:style-name="Strong_20_Emphasis">Switching Branches:</text:span></text:p>
          <text:p text:style-name="P97"><text:span text:style-name="Source_20_Text">bash</text:span></text:p>
          <text:p text:style-name="P97"><text:span text:style-name="Source_20_Text">CopyEdit</text:span></text:p>
          <text:p text:style-name="P97"><text:span text:style-name="Source_20_Text">git checkout my_feature</text:span></text:p>
          <text:p text:style-name="P98"/>
        </text:list-item>
        <text:list-item>
          <text:p text:style-name="P96"><text:span text:style-name="Strong_20_Emphasis">Deleting a Branch (if needed):</text:span></text:p>
          <text:p text:style-name="P97"><text:span text:style-name="Source_20_Text">bash</text:span></text:p>
          <text:p text:style-name="P97"><text:span text:style-name="Source_20_Text">CopyEdit</text:span></text:p>
          <text:p text:style-name="P97"><text:span text:style-name="Source_20_Text">git branch -D my_feature</text:span></text:p>
          <text:p text:style-name="P98"/>
        </text:list-item>
      </text:list>
      <text:p text:style-name="Text_20_body"><text:span text:style-name="Emphasis">Emphasize that branching lets you work on assignments without interfering with the main code.</text:span></text:p>
      <text:h text:style-name="Heading_20_3" text:outline-level="3"><text:span text:style-name="Strong_20_Emphasis">C. Live Demo – Basic Workflow</text:span></text:h>
      <text:list text:style-name="L39">
        <text:list-item>
          <text:p text:style-name="P99"><text:span text:style-name="Strong_20_Emphasis">Example:</text:span></text:p>
          <text:list>
            <text:list-item>
              <text:p text:style-name="P99">Open a terminal (Ubuntu WSL or Windows CMD/PowerShell).</text:p>
            </text:list-item>
            <text:list-item>
              <text:p text:style-name="P99"><text:soft-page-break/>Navigate to a sample folder:</text:p>
              <text:p text:style-name="P100"><text:span text:style-name="Source_20_Text">bash</text:span></text:p>
              <text:p text:style-name="P100"><text:span text:style-name="Source_20_Text">CopyEdit</text:span></text:p>
              <text:p text:style-name="P100"><text:span text:style-name="Source_20_Text">cd ~/my-project</text:span></text:p>
              <text:p text:style-name="P101"/>
            </text:list-item>
            <text:list-item>
              <text:p text:style-name="P99">Create a file if needed (e.g., <text:span text:style-name="Source_20_Text">index.html</text:span>):</text:p>
              <text:p text:style-name="P100"><text:span text:style-name="Source_20_Text">bash</text:span></text:p>
              <text:p text:style-name="P100"><text:span text:style-name="Source_20_Text">CopyEdit</text:span></text:p>
              <text:p text:style-name="P100"><text:span text:style-name="Source_20_Text">echo "&lt;!DOCTYPE html&gt;&lt;html&gt;&lt;head&gt;&lt;title&gt;Demo&lt;/title&gt;&lt;/head&gt;&lt;body&gt;&lt;h1&gt;Hello Git!&lt;/h1&gt;&lt;/body&gt;&lt;/html&gt;" &gt; index.html</text:span></text:p>
              <text:p text:style-name="P101"/>
            </text:list-item>
            <text:list-item>
              <text:p text:style-name="P99">Run:</text:p>
              <text:p text:style-name="P100"><text:span text:style-name="Source_20_Text">bash</text:span></text:p>
              <text:p text:style-name="P100"><text:span text:style-name="Source_20_Text">CopyEdit</text:span></text:p>
              <text:p text:style-name="P100"><text:span text:style-name="Source_20_Text">git init</text:span></text:p>
              <text:p text:style-name="P100"><text:span text:style-name="Source_20_Text">git status</text:span></text:p>
              <text:p text:style-name="P100"><text:span text:style-name="Source_20_Text">git add index.html</text:span></text:p>
              <text:p text:style-name="P100"><text:span text:style-name="Source_20_Text">git commit -m "Add basic HTML file"</text:span></text:p>
              <text:p text:style-name="P101"/>
            </text:list-item>
          </text:list>
        </text:list-item>
        <text:list-item>
          <text:p text:style-name="P99">Briefly show how each command affects the working directory.</text:p>
        </text:list-item>
      </text:list>
      <text:p text:style-name="Horizontal_20_Line"/>
      <text:h text:style-name="Heading_20_2" text:outline-level="2"><text:span text:style-name="Strong_20_Emphasis">III. Assignment Submission Process (35 minutes)</text:span></text:h>
      <text:h text:style-name="Heading_20_3" text:outline-level="3"><text:span text:style-name="Strong_20_Emphasis">A. Cloning the Class Repository</text:span></text:h>
      <text:list text:style-name="L40">
        <text:list-item>
          <text:p text:style-name="P102"><text:span text:style-name="Strong_20_Emphasis">Clone the Repository:</text:span></text:p>
          <text:list>
            <text:list-item>
              <text:p text:style-name="P102"><text:span text:style-name="Strong_20_Emphasis">Ubuntu WSL Terminal:</text:span></text:p>
              <text:p text:style-name="P103"><text:span text:style-name="Source_20_Text">bash</text:span></text:p>
              <text:p text:style-name="P103"><text:span text:style-name="Source_20_Text">CopyEdit</text:span></text:p>
              <text:p text:style-name="P103"><text:span text:style-name="Source_20_Text">git clone &lt;https://github.com/omboga1/data-science-2025-class.git&gt;</text:span></text:p>
              <text:p text:style-name="P103"><text:span text:style-name="Source_20_Text">cd data-science-2025-class</text:span></text:p>
              <text:p text:style-name="P104"/>
            </text:list-item>
            <text:list-item>
              <text:p text:style-name="P102"><text:span text:style-name="Strong_20_Emphasis">Windows CMD:</text:span></text:p>
              <text:p text:style-name="P103"><text:span text:style-name="Source_20_Text">cmd</text:span></text:p>
              <text:p text:style-name="P103"><text:span text:style-name="Source_20_Text">CopyEdit</text:span></text:p>
              <text:p text:style-name="P103"><text:span text:style-name="Source_20_Text">git clone &lt;https://github.com/omboga1/data-science-2025-class.git&gt;</text:span></text:p>
              <text:p text:style-name="P103"><text:span text:style-name="Source_20_Text">cd data-science-2025-class</text:span></text:p>
              <text:p text:style-name="P104"/>
            </text:list-item>
          </text:list>
          <text:p text:style-name="P102"><text:span text:style-name="Emphasis">Explain that this downloads the class repo to your local machine.</text:span></text:p>
        </text:list-item>
      </text:list>
      <text:h text:style-name="Heading_20_3" text:outline-level="3"><text:soft-page-break/><text:span text:style-name="Strong_20_Emphasis">B. Creating a Branch for Your Assignment</text:span></text:h>
      <text:list text:style-name="L41">
        <text:list-item>
          <text:p text:style-name="P105"><text:span text:style-name="Strong_20_Emphasis">Create a New Branch:</text:span></text:p>
          <text:list>
            <text:list-item>
              <text:p text:style-name="P105">Replace <text:span text:style-name="Source_20_Text">your_name</text:span> with your actual name:</text:p>
              <text:p text:style-name="P106"><text:span text:style-name="Source_20_Text">bash</text:span></text:p>
              <text:p text:style-name="P106"><text:span text:style-name="Source_20_Text">CopyEdit</text:span></text:p>
              <text:p text:style-name="P106"><text:span text:style-name="Source_20_Text">git checkout -b your_name-assignment1</text:span></text:p>
              <text:p text:style-name="P107"/>
            </text:list-item>
          </text:list>
          <text:p text:style-name="P105"><text:span text:style-name="Emphasis">This creates and switches to a branch specific to your assignment submission.</text:span></text:p>
        </text:list-item>
      </text:list>
      <text:h text:style-name="Heading_20_3" text:outline-level="3"><text:span text:style-name="Strong_20_Emphasis">C. Placing Your Assignment Files</text:span></text:h>
      <text:list text:style-name="L42">
        <text:list-item>
          <text:p text:style-name="P108"><text:span text:style-name="Strong_20_Emphasis">Prepare the Submission Folder:</text:span> </text:p>
          <text:list>
            <text:list-item>
              <text:p text:style-name="P109">Ensure the directory structure exists. In this case, you need to put your project inside:</text:p>
              <text:p text:style-name="P110"><text:span text:style-name="Source_20_Text">bash</text:span></text:p>
              <text:p text:style-name="P110"><text:span text:style-name="Source_20_Text">CopyEdit</text:span></text:p>
              <text:p text:style-name="P110"><text:span text:style-name="Source_20_Text">submissions/assignment_1/your_name/</text:span></text:p>
              <text:p text:style-name="P111"/>
            </text:list-item>
            <text:list-item>
              <text:p text:style-name="P109"><text:span text:style-name="Strong_20_Emphasis">Create Your Personal Directory:</text:span></text:p>
              <text:p text:style-name="P110"><text:span text:style-name="Source_20_Text">bash</text:span></text:p>
              <text:p text:style-name="P110"><text:span text:style-name="Source_20_Text">CopyEdit</text:span></text:p>
              <text:p text:style-name="P110"><text:span text:style-name="Source_20_Text">mkdir -p submissions/assignment_1/your_name</text:span></text:p>
              <text:p text:style-name="P111"/>
            </text:list-item>
            <text:list-item>
              <text:p text:style-name="P109"><text:span text:style-name="Strong_20_Emphasis">Move Your Assignment Folder:</text:span></text:p>
              <text:list>
                <text:list-item>
                  <text:p text:style-name="P109">If your assignment folder <text:span text:style-name="Source_20_Text">new-wb-app</text:span> is in your home directory:</text:p>
                  <text:p text:style-name="P110"><text:span text:style-name="Source_20_Text">bash</text:span></text:p>
                  <text:p text:style-name="P110"><text:span text:style-name="Source_20_Text">CopyEdit</text:span></text:p>
                  <text:p text:style-name="P110"><text:span text:style-name="Source_20_Text">mv ~/new-wb-app submissions/assignment_1/your_name/</text:span></text:p>
                  <text:p text:style-name="P111"/>
                </text:list-item>
              </text:list>
              <text:p text:style-name="P109"><text:span text:style-name="Emphasis">This command moves your project into the correct submission folder.</text:span></text:p>
            </text:list-item>
          </text:list>
        </text:list-item>
      </text:list>
      <text:h text:style-name="Heading_20_3" text:outline-level="3"><text:span text:style-name="Strong_20_Emphasis">D. Staging, Committing, and Pushing</text:span></text:h>
      <text:list text:style-name="L43">
        <text:list-item>
          <text:p text:style-name="P112"><text:span text:style-name="Strong_20_Emphasis">Stage the Files:</text:span></text:p>
          <text:p text:style-name="P113"><text:span text:style-name="Source_20_Text">bash</text:span></text:p>
          <text:p text:style-name="P113"><text:span text:style-name="Source_20_Text">CopyEdit</text:span></text:p>
          <text:p text:style-name="P113"><text:span text:style-name="Source_20_Text">git add submissions/assignment_1/your_name/new-wb-app</text:span></text:p>
          <text:p text:style-name="P114"/>
          <text:p text:style-name="P112"><text:span text:style-name="Emphasis">Verify with </text:span><text:span text:style-name="Emphasis"><text:span text:style-name="Source_20_Text">git status</text:span></text:span><text:span text:style-name="Emphasis"> that your changes are staged.</text:span></text:p>
        </text:list-item>
        <text:list-item>
          <text:p text:style-name="P112"><text:span text:style-name="Strong_20_Emphasis">Commit the Changes:</text:span></text:p>
          <text:p text:style-name="P113"><text:span text:style-name="Source_20_Text">bash</text:span></text:p>
          <text:p text:style-name="P113"><text:span text:style-name="Source_20_Text">CopyEdit</text:span></text:p>
          <text:p text:style-name="P113"><text:soft-page-break/><text:span text:style-name="Source_20_Text">git commit -m "Add assignment 1 submission for your_name"</text:span></text:p>
          <text:p text:style-name="P114"/>
          <text:p text:style-name="P112"><text:span text:style-name="Emphasis">This saves your changes in the branch.</text:span></text:p>
        </text:list-item>
        <text:list-item>
          <text:p text:style-name="P112"><text:span text:style-name="Strong_20_Emphasis">Push Your Branch to GitHub:</text:span></text:p>
          <text:p text:style-name="P113"><text:span text:style-name="Source_20_Text">bash</text:span></text:p>
          <text:p text:style-name="P113"><text:span text:style-name="Source_20_Text">CopyEdit</text:span></text:p>
          <text:p text:style-name="P113"><text:span text:style-name="Source_20_Text">git push origin your_name-assignment1</text:span></text:p>
          <text:p text:style-name="P114"/>
          <text:p text:style-name="P112"><text:span text:style-name="Emphasis">Explain that this uploads your branch and its commits to the remote repository.</text:span></text:p>
        </text:list-item>
      </text:list>
      <text:h text:style-name="Heading_20_3" text:outline-level="3"><text:span text:style-name="Strong_20_Emphasis">E. Creating a Pull Request</text:span></text:h>
      <text:list text:style-name="L44">
        <text:list-item>
          <text:p text:style-name="P115"><text:span text:style-name="Strong_20_Emphasis">Create a Pull Request (PR):</text:span> </text:p>
          <text:list>
            <text:list-item>
              <text:p text:style-name="P115">Go to the repository on GitHub. </text:p>
            </text:list-item>
            <text:list-item>
              <text:p text:style-name="P115">Look for a prompt (or click “Compare &amp; pull request”) next to your branch. </text:p>
            </text:list-item>
            <text:list-item>
              <text:p text:style-name="P115">Fill in the title and description (e.g., “Assignment 1 submission by your_name”). </text:p>
            </text:list-item>
            <text:list-item>
              <text:p text:style-name="P116">Submit the PR for review. <text:span text:style-name="Emphasis">Emphasize that the PR is how you officially submit your assignment.</text:span> </text:p>
            </text:list-item>
          </text:list>
        </text:list-item>
      </text:list>
      <text:h text:style-name="Heading_20_3" text:outline-level="3"><text:span text:style-name="Strong_20_Emphasis">F. Collaboration Tips (Optional Discussion)</text:span></text:h>
      <text:list text:style-name="L45">
        <text:list-item>
          <text:p text:style-name="P117">If working as a group or collaborating: </text:p>
          <text:list>
            <text:list-item>
              <text:p text:style-name="P117">Explain how to create feature branches (e.g., <text:span text:style-name="Source_20_Text">git checkout -b groupA-feature</text:span>). </text:p>
            </text:list-item>
            <text:list-item>
              <text:p text:style-name="P117">Mention that collaborators should push their changes and open PRs for review. </text:p>
            </text:list-item>
            <text:list-item>
              <text:p text:style-name="P118">Stress the importance of resolving merge conflicts by pulling the latest changes (using <text:span text:style-name="Source_20_Text">git pull origin main</text:span>) before pushing. </text:p>
            </text:list-item>
          </text:list>
        </text:list-item>
      </text:list>
      <text:p text:style-name="Horizontal_20_Line"/>
      <text:h text:style-name="Heading_20_2" text:outline-level="2"><text:span text:style-name="Strong_20_Emphasis">IV. Q&amp;A, Recap &amp; Homework (10 minutes)</text:span></text:h>
      <text:h text:style-name="Heading_20_3" text:outline-level="3"><text:span text:style-name="Strong_20_Emphasis">A. Recap Key Steps</text:span></text:h>
      <text:list text:style-name="L46">
        <text:list-item>
          <text:p text:style-name="P119"><text:span text:style-name="Strong_20_Emphasis">Cloning the repo</text:span> – downloads the class repository. </text:p>
        </text:list-item>
        <text:list-item>
          <text:p text:style-name="P119"><text:span text:style-name="Strong_20_Emphasis">Creating a branch</text:span> – isolates your assignment work. </text:p>
        </text:list-item>
        <text:list-item>
          <text:p text:style-name="P119"><text:span text:style-name="Strong_20_Emphasis">Moving files</text:span> – placing your assignment in the correct directory. </text:p>
        </text:list-item>
        <text:list-item>
          <text:p text:style-name="P119"><text:span text:style-name="Strong_20_Emphasis">Staging, committing, and pushing</text:span> – saving and uploading your work. </text:p>
        </text:list-item>
        <text:list-item>
          <text:p text:style-name="P120"><text:span text:style-name="Strong_20_Emphasis">Creating a PR</text:span> – final submission to the class repository. </text:p>
        </text:list-item>
      </text:list>
      <text:h text:style-name="Heading_20_3" text:outline-level="3"><text:span text:style-name="Strong_20_Emphasis">B. Final Q&amp;A</text:span></text:h>
      <text:list text:style-name="L47">
        <text:list-item>
          <text:p text:style-name="P121">Open the floor to any questions about the commands or the workflow. </text:p>
        </text:list-item>
        <text:list-item>
          <text:p text:style-name="P122">Address any common issues such as merge conflicts or file path errors. </text:p>
        </text:list-item>
      </text:list>
      <text:h text:style-name="Heading_20_3" text:outline-level="3"><text:soft-page-break/><text:span text:style-name="Strong_20_Emphasis">C. Homework Assignment</text:span></text:h>
      <text:list text:style-name="L48">
        <text:list-item>
          <text:p text:style-name="P123"><text:span text:style-name="Strong_20_Emphasis">Task:</text:span> </text:p>
          <text:list>
            <text:list-item>
              <text:p text:style-name="P123">Ensure you have your project folder (HTML/CSS web template) ready. </text:p>
            </text:list-item>
            <text:list-item>
              <text:p text:style-name="P123">Follow the process demonstrated today to submit your assignment via GitHub. </text:p>
            </text:list-item>
            <text:list-item>
              <text:p text:style-name="P123">Write a short report (3–5 sentences) describing your experience with the Git submission workflow. </text:p>
            </text:list-item>
          </text:list>
        </text:list-item>
        <text:list-item>
          <text:p text:style-name="P123"><text:span text:style-name="Strong_20_Emphasis">Submission:</text:span> </text:p>
          <text:list>
            <text:list-item>
              <text:p text:style-name="P124">Provide the link to your pull request via the class portal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0:02:24.513422460</meta:creation-date>
    <dc:date>2025-06-06T00:06:53.071242933</dc:date>
    <meta:editing-duration>PT4M32S</meta:editing-duration>
    <meta:editing-cycles>1</meta:editing-cycles>
    <meta:document-statistic meta:table-count="0" meta:image-count="0" meta:object-count="0" meta:page-count="20" meta:paragraph-count="600" meta:word-count="3641" meta:character-count="21900" meta:non-whitespace-character-count="19100"/>
    <meta:generator>LibreOffice/24.8.7.2$Linux_X86_64 LibreOffice_project/480$Build-2</meta:generator>
  </office:meta>
</office:document-meta>
</file>